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adornments="Książkowa" style:font-family-generic="swiss" style:font-pitch="variable"/>
    <style:font-face style:name="DejaVu Sans Condensed1" svg:font-family="'DejaVu Sans Condensed'" style:font-adornments="Pogrubiona" style:font-family-generic="swiss" style:font-pitch="variable"/>
    <style:font-face style:name="Liberation Sans" svg:font-family="'Liberation Sans'" style:font-adornments="Pogrubiona kursyw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adornments="Pogrubiona" style:font-family-generic="modern" style:font-pitch="variable"/>
    <style:font-face style:name="TeX Gyre Adventor1" svg:font-family="'TeX Gyre Adventor'" style:font-adornments="Regularna" style:font-family-generic="modern" style:font-pitch="variable"/>
    <style:font-face style:name="TeXGyreCursor" svg:font-family="TeXGyreCursor" style:font-adornments="Pogrubiona kursywa" style:font-family-generic="modern" style:font-pitch="fixed"/>
    <style:font-face style:name="TeXGyreHeros" svg:font-family="TeXGyreHeros" style:font-family-generic="modern" style:font-pitch="variable"/>
    <style:font-face style:name="TeXGyreHeros1" svg:font-family="TeXGyreHeros" style:font-adornments="Pogrubiona" style:font-family-generic="modern" style:font-pitch="variable"/>
  </office:font-face-decls>
  <office:automatic-styles>
    <style:style style:name="Tabela1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4.002cm"/>
    </style:style>
    <style:style style:name="Tabela1.B" style:family="table-column">
      <style:table-column-properties style:column-width="4.001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1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2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4.002cm"/>
    </style:style>
    <style:style style:name="Tabela2.B" style:family="table-column">
      <style:table-column-properties style:column-width="4.001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2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3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4.002cm"/>
    </style:style>
    <style:style style:name="Tabela3.B" style:family="table-column">
      <style:table-column-properties style:column-width="4.001cm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3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4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4.002cm"/>
    </style:style>
    <style:style style:name="Tabela4.B" style:family="table-column">
      <style:table-column-properties style:column-width="4.001cm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4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5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5.A" style:family="table-column">
      <style:table-column-properties style:column-width="4.002cm"/>
    </style:style>
    <style:style style:name="Tabela5.B" style:family="table-column">
      <style:table-column-properties style:column-width="4.001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5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6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4.002cm"/>
    </style:style>
    <style:style style:name="Tabela6.B" style:family="table-column">
      <style:table-column-properties style:column-width="4.00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6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7" style:family="table" style:master-page-name="">
      <style:table-properties style:width="9.084cm" fo:margin-left="-0.106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2.311cm"/>
    </style:style>
    <style:style style:name="Tabela7.B" style:family="table-column">
      <style:table-column-properties style:column-width="2.256cm"/>
    </style:style>
    <style:style style:name="Tabela7.C" style:family="table-column">
      <style:table-column-properties style:column-width="2.26cm"/>
    </style:style>
    <style:style style:name="Tabela7.1" style:family="table-row">
      <style:table-row-properties style:min-row-height="0.452cm" fo:background-color="transparent" fo:keep-together="auto">
        <style:background-image/>
      </style:table-row-properties>
    </style:style>
    <style:style style:name="Tabela7.A1" style:family="table-cell">
      <style:table-cell-properties style:vertical-align="bottom" fo:background-color="transparent" fo:padding-left="0.049cm" fo:padding-right="0.049cm" fo:padding-top="0cm" fo:padding-bottom="0cm" fo:border-left="0.75pt solid #9933ff" fo:border-right="0.75pt solid #9933ff" fo:border-top="0.75pt solid #9933ff" fo:border-bottom="none" style:writing-mode="lr-tb">
        <style:background-image/>
      </style:table-cell-properties>
    </style:style>
    <style:style style:name="Tabela7.A2" style:family="table-cell">
      <style:table-cell-properties style:vertical-align="bottom" fo:background-color="transparent" fo:padding-left="0.049cm" fo:padding-right="0.049cm" fo:padding-top="0cm" fo:padding-bottom="0cm" fo:border-left="0.75pt solid #9933ff" fo:border-right="none" fo:border-top="none" fo:border-bottom="none" style:writing-mode="lr-tb">
        <style:background-image/>
      </style:table-cell-properties>
    </style:style>
    <style:style style:name="Tabela7.B2" style:family="table-cell">
      <style:table-cell-properties style:vertical-align="bottom"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Tabela7.D2" style:family="table-cell">
      <style:table-cell-properties style:vertical-align="bottom" fo:background-color="transparent" fo:padding-left="0.049cm" fo:padding-right="0.049cm" fo:padding-top="0cm" fo:padding-bottom="0cm" fo:border-left="none" fo:border-right="0.75pt solid #9933ff" fo:border-top="none" fo:border-bottom="none" style:writing-mode="lr-tb">
        <style:background-image/>
      </style:table-cell-properties>
    </style:style>
    <style:style style:name="Tabela7.A5" style:family="table-cell">
      <style:table-cell-properties style:vertical-align="bottom" fo:background-color="transparent" fo:padding-left="0.049cm" fo:padding-right="0.049cm" fo:padding-top="0cm" fo:padding-bottom="0cm" fo:border-left="0.75pt solid #9933ff" fo:border-right="none" fo:border-top="none" fo:border-bottom="0.75pt solid #9933ff" style:writing-mode="lr-tb">
        <style:background-image/>
      </style:table-cell-properties>
    </style:style>
    <style:style style:name="Tabela7.B5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7.D5" style:family="table-cell">
      <style:table-cell-properties style:vertical-align="bottom" fo:background-color="transparent" fo:padding-left="0.049cm" fo:padding-right="0.049cm" fo:padding-top="0cm" fo:padding-bottom="0cm" fo:border-left="none" fo:border-right="0.75pt solid #9933ff" fo:border-top="none" fo:border-bottom="0.75pt solid #9933ff" style:writing-mode="lr-tb">
        <style:background-image/>
      </style:table-cell-properties>
    </style:style>
    <style:style style:name="Tabela8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4.002cm"/>
    </style:style>
    <style:style style:name="Tabela8.B" style:family="table-column">
      <style:table-column-properties style:column-width="4.001cm"/>
    </style:style>
    <style:style style:name="Tabela8.1" style:family="table-row">
      <style:table-row-properties fo:background-color="transparent" fo:keep-together="auto">
        <style:background-image/>
      </style:table-row-properties>
    </style:style>
    <style:style style:name="Tabela8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8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Tabela9" style:family="table">
      <style:table-properties style:width="12.003cm" fo:margin-left="1.86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4.002cm"/>
    </style:style>
    <style:style style:name="Tabela9.B" style:family="table-column">
      <style:table-column-properties style:column-width="4.001cm"/>
    </style:style>
    <style:style style:name="Tabela9.1" style:family="table-row">
      <style:table-row-properties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0.75pt solid #9933ff" fo:border-bottom="0.75pt solid #9933ff" style:writing-mode="lr-tb">
        <style:background-image/>
      </style:table-cell-properties>
    </style:style>
    <style:style style:name="Tabela9.A2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75pt solid #9933ff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3b145f" officeooo:paragraph-rsid="003b145f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Heading_20_4">
      <style:paragraph-properties fo:break-before="page"/>
      <style:text-properties officeooo:paragraph-rsid="00c0c06a"/>
    </style:style>
    <style:style style:name="P5" style:family="paragraph" style:parent-style-name="Heading_20_4">
      <style:paragraph-properties fo:break-before="page"/>
      <style:text-properties officeooo:paragraph-rsid="00ccdf05"/>
    </style:style>
    <style:style style:name="P6" style:family="paragraph" style:parent-style-name="Ramka-steno-ważne">
      <style:text-properties officeooo:paragraph-rsid="00b36504"/>
    </style:style>
    <style:style style:name="P7" style:family="paragraph" style:parent-style-name="Ramka-steno-ważne">
      <style:text-properties officeooo:paragraph-rsid="00b4342f"/>
    </style:style>
    <style:style style:name="P8" style:family="paragraph" style:parent-style-name="Ramka-steno-ważne">
      <style:text-properties officeooo:paragraph-rsid="00bd2991"/>
    </style:style>
    <style:style style:name="P9" style:family="paragraph" style:parent-style-name="Standard">
      <style:text-properties officeooo:rsid="00b4342f" officeooo:paragraph-rsid="00b5aabe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eXGyreHeros" fo:font-size="13.75pt" fo:font-style="normal" fo:font-weight="bold" officeooo:rsid="00d18b9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TeXGyreHeros" fo:font-size="13.75pt" fo:font-style="normal" fo:font-weight="bold" officeooo:rsid="00d18b9c" officeooo:paragraph-rsid="00d18b9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TeXGyreHeros" fo:font-size="13.75pt" fo:font-style="normal" fo:font-weight="bold" officeooo:rsid="00d18b9c" style:font-size-asian="12pt" style:font-weight-asian="bold" style:font-size-complex="12pt" style:font-weight-complex="bold"/>
    </style:style>
    <style:style style:name="P13" style:family="paragraph" style:parent-style-name="Tabela1_20_-_20_steno">
      <style:text-properties fo:color="#6600cc" loext:opacity="100%" style:font-name="TeXGyreHeros" fo:font-size="13.75pt" fo:font-style="normal" fo:font-weight="bold" officeooo:rsid="00b36504" officeooo:paragraph-rsid="00b36504" style:font-size-asian="12pt" style:font-weight-asian="bold" style:font-size-complex="12pt" style:font-weight-complex="bold"/>
    </style:style>
    <style:style style:name="P14" style:family="paragraph" style:parent-style-name="Tabela1_20_-_20_steno">
      <style:text-properties fo:color="#6600cc" loext:opacity="100%" style:font-name="TeXGyreHeros" fo:font-size="13.75pt" fo:font-style="normal" fo:font-weight="bold" officeooo:rsid="00b36504" officeooo:paragraph-rsid="00b5aabe" style:font-size-asian="12pt" style:font-weight-asian="bold" style:font-size-complex="12pt" style:font-weight-complex="bold"/>
    </style:style>
    <style:style style:name="P15" style:family="paragraph" style:parent-style-name="Tabela1_20_-_20_steno">
      <style:text-properties fo:color="#6600cc" loext:opacity="100%" style:font-name="TeXGyreHeros" fo:font-size="13.75pt" fo:font-style="normal" fo:font-weight="bold" officeooo:rsid="00b36504" officeooo:paragraph-rsid="00bd2991" style:font-size-asian="12pt" style:font-weight-asian="bold" style:font-size-complex="12pt" style:font-weight-complex="bold"/>
    </style:style>
    <style:style style:name="P16" style:family="paragraph" style:parent-style-name="Tabela1_20_-_20_steno">
      <style:text-properties fo:color="#6600cc" loext:opacity="100%" style:font-name="TeXGyreHeros" fo:font-size="13.75pt" fo:font-style="normal" fo:font-weight="bold" officeooo:rsid="00b36504" officeooo:paragraph-rsid="00ccce20" style:font-size-asian="12pt" style:font-weight-asian="bold" style:font-size-complex="12pt" style:font-weight-complex="bold"/>
    </style:style>
    <style:style style:name="P17" style:family="paragraph" style:parent-style-name="Tabela1_20_-_20_steno">
      <style:text-properties fo:color="#6600cc" loext:opacity="100%" style:font-name="TeXGyreHeros" fo:font-size="13.75pt" fo:font-style="normal" fo:font-weight="bold" officeooo:rsid="00b36504" officeooo:paragraph-rsid="00d18b9c" style:font-size-asian="12pt" style:font-weight-asian="bold" style:font-size-complex="12pt" style:font-weight-complex="bold"/>
    </style:style>
    <style:style style:name="P18" style:family="paragraph" style:parent-style-name="Tabela1_20_-_20_steno">
      <style:text-properties fo:color="#6600cc" loext:opacity="100%" style:font-name="TeXGyreHeros" fo:font-size="13.75pt" fo:font-style="normal" fo:font-weight="bold" officeooo:rsid="00b36504" officeooo:paragraph-rsid="00d1ec84" style:font-size-asian="12pt" style:font-weight-asian="bold" style:font-size-complex="12pt" style:font-weight-complex="bold"/>
    </style:style>
    <style:style style:name="P19" style:family="paragraph" style:parent-style-name="Tabela1_20_-_20_steno">
      <style:text-properties fo:color="#6600cc" loext:opacity="100%" style:font-name="TeXGyreHeros" fo:font-size="13.75pt" fo:font-style="normal" fo:font-weight="bold" officeooo:rsid="00b5aabe" officeooo:paragraph-rsid="00b5aabe" style:font-size-asian="12pt" style:font-weight-asian="bold" style:font-size-complex="12pt" style:font-weight-complex="bold"/>
    </style:style>
    <style:style style:name="P20" style:family="paragraph" style:parent-style-name="Tabela1_20_-_20_steno">
      <style:text-properties fo:color="#6600cc" loext:opacity="100%" style:font-name="TeXGyreHeros" fo:font-size="13.75pt" fo:font-style="normal" fo:font-weight="bold" officeooo:rsid="00b5aabe" officeooo:paragraph-rsid="00bd2991" style:font-size-asian="12pt" style:font-weight-asian="bold" style:font-size-complex="12pt" style:font-weight-complex="bold"/>
    </style:style>
    <style:style style:name="P21" style:family="paragraph" style:parent-style-name="Tabela1_20_-_20_steno">
      <style:text-properties fo:color="#6600cc" loext:opacity="100%" style:font-name="TeXGyreHeros" fo:font-size="13.75pt" fo:font-style="normal" fo:font-weight="bold" officeooo:rsid="00b5aabe" officeooo:paragraph-rsid="00d18b9c" style:font-size-asian="12pt" style:font-weight-asian="bold" style:font-size-complex="12pt" style:font-weight-complex="bold"/>
    </style:style>
    <style:style style:name="P22" style:family="paragraph" style:parent-style-name="Tabela1_20_-_20_steno">
      <style:text-properties fo:color="#6600cc" loext:opacity="100%" style:font-name="TeXGyreHeros" fo:font-size="13.75pt" fo:font-style="normal" fo:font-weight="bold" officeooo:rsid="00bd2991" officeooo:paragraph-rsid="00bd2991" style:font-size-asian="12pt" style:font-weight-asian="bold" style:font-size-complex="12pt" style:font-weight-complex="bold"/>
    </style:style>
    <style:style style:name="P23" style:family="paragraph" style:parent-style-name="Tabela1_20_-_20_steno">
      <style:text-properties fo:color="#6600cc" loext:opacity="100%" style:font-name="TeXGyreHeros" fo:font-size="13.75pt" fo:font-style="normal" fo:font-weight="bold" officeooo:rsid="00d18b9c" officeooo:paragraph-rsid="00d18b9c" style:font-size-asian="12pt" style:font-weight-asian="bold" style:font-size-complex="12pt" style:font-weight-complex="bold"/>
    </style:style>
    <style:style style:name="P24" style:family="paragraph" style:parent-style-name="Tabela1_20_-_20_steno">
      <style:text-properties fo:color="#6600cc" loext:opacity="100%" style:font-name="TeXGyreHeros" fo:font-size="13.75pt" fo:font-style="normal" fo:font-weight="bold" officeooo:rsid="00d1ec84" officeooo:paragraph-rsid="00d1ec84" style:font-size-asian="12pt" style:font-weight-asian="bold" style:font-size-complex="12pt" style:font-weight-complex="bold"/>
    </style:style>
    <style:style style:name="P25" style:family="paragraph" style:parent-style-name="Tabela1_20_-_20_steno">
      <style:text-properties style:font-name="TeXGyreHeros" fo:font-size="13.75pt" fo:font-style="normal" fo:font-weight="bold" officeooo:rsid="00b36504" officeooo:paragraph-rsid="00b36504" style:font-size-asian="12pt" style:font-weight-asian="bold" style:font-size-complex="12pt" style:font-weight-complex="bold"/>
    </style:style>
    <style:style style:name="P26" style:family="paragraph" style:parent-style-name="Tabela1_20_-_20_steno">
      <style:text-properties style:font-name="TeXGyreHeros" fo:font-size="13.75pt" fo:font-style="normal" fo:font-weight="bold" officeooo:rsid="00b36504" officeooo:paragraph-rsid="00b5aabe" style:font-size-asian="12pt" style:font-weight-asian="bold" style:font-size-complex="12pt" style:font-weight-complex="bold"/>
    </style:style>
    <style:style style:name="P27" style:family="paragraph" style:parent-style-name="Tabela1_20_-_20_steno">
      <style:text-properties style:font-name="TeXGyreHeros" fo:font-size="13.75pt" fo:font-style="normal" fo:font-weight="bold" officeooo:rsid="00b36504" officeooo:paragraph-rsid="00bd2991" style:font-size-asian="12pt" style:font-weight-asian="bold" style:font-size-complex="12pt" style:font-weight-complex="bold"/>
    </style:style>
    <style:style style:name="P28" style:family="paragraph" style:parent-style-name="Tabela1_20_-_20_steno">
      <style:text-properties style:font-name="TeXGyreHeros" fo:font-size="13.75pt" fo:font-style="normal" fo:font-weight="bold" officeooo:rsid="00b36504" officeooo:paragraph-rsid="00ccce20" style:font-size-asian="12pt" style:font-weight-asian="bold" style:font-size-complex="12pt" style:font-weight-complex="bold"/>
    </style:style>
    <style:style style:name="P29" style:family="paragraph" style:parent-style-name="Tabela1_20_-_20_steno">
      <style:text-properties style:font-name="TeXGyreHeros" fo:font-size="13.75pt" fo:font-style="normal" fo:font-weight="bold" officeooo:rsid="00b36504" officeooo:paragraph-rsid="00d18b9c" style:font-size-asian="12pt" style:font-weight-asian="bold" style:font-size-complex="12pt" style:font-weight-complex="bold"/>
    </style:style>
    <style:style style:name="P30" style:family="paragraph" style:parent-style-name="Tabela1_20_-_20_steno">
      <style:text-properties style:font-name="TeXGyreHeros" fo:font-size="13.75pt" fo:font-style="normal" fo:font-weight="bold" officeooo:rsid="00b36504" officeooo:paragraph-rsid="00d1ec84" style:font-size-asian="12pt" style:font-weight-asian="bold" style:font-size-complex="12pt" style:font-weight-complex="bold"/>
    </style:style>
    <style:style style:name="P31" style:family="paragraph" style:parent-style-name="Tabela1_20_-_20_steno">
      <style:text-properties style:font-name="TeXGyreHeros" fo:font-size="13.75pt" fo:font-style="normal" fo:font-weight="bold" officeooo:rsid="00b5aabe" officeooo:paragraph-rsid="00b5aabe" style:font-size-asian="12pt" style:font-weight-asian="bold" style:font-size-complex="12pt" style:font-weight-complex="bold"/>
    </style:style>
    <style:style style:name="P32" style:family="paragraph" style:parent-style-name="Tabela1_20_-_20_steno">
      <style:text-properties style:font-name="TeXGyreHeros" fo:font-size="13.75pt" fo:font-style="normal" fo:font-weight="bold" officeooo:rsid="00b5aabe" officeooo:paragraph-rsid="00bd2991" style:font-size-asian="12pt" style:font-weight-asian="bold" style:font-size-complex="12pt" style:font-weight-complex="bold"/>
    </style:style>
    <style:style style:name="P33" style:family="paragraph" style:parent-style-name="Tabela1_20_-_20_steno">
      <style:text-properties style:font-name="TeXGyreHeros" fo:font-size="13.75pt" fo:font-style="normal" fo:font-weight="bold" officeooo:rsid="00b5aabe" officeooo:paragraph-rsid="00ccce20" style:font-size-asian="12pt" style:font-weight-asian="bold" style:font-size-complex="12pt" style:font-weight-complex="bold"/>
    </style:style>
    <style:style style:name="P34" style:family="paragraph" style:parent-style-name="Tabela1_20_-_20_steno">
      <style:text-properties style:font-name="TeXGyreHeros" fo:font-size="13.75pt" fo:font-style="normal" fo:font-weight="bold" officeooo:rsid="00b5aabe" officeooo:paragraph-rsid="00d18b9c" style:font-size-asian="12pt" style:font-weight-asian="bold" style:font-size-complex="12pt" style:font-weight-complex="bold"/>
    </style:style>
    <style:style style:name="P35" style:family="paragraph" style:parent-style-name="Tabela1_20_-_20_steno">
      <style:text-properties style:font-name="TeXGyreHeros" fo:font-size="13.75pt" fo:font-style="normal" fo:font-weight="bold" officeooo:rsid="00bd2991" officeooo:paragraph-rsid="00bd2991" style:font-size-asian="12pt" style:font-weight-asian="bold" style:font-size-complex="12pt" style:font-weight-complex="bold"/>
    </style:style>
    <style:style style:name="P36" style:family="paragraph" style:parent-style-name="Tabela1_20_-_20_steno">
      <style:text-properties style:font-name="TeXGyreHeros" fo:font-size="13.75pt" fo:font-style="normal" fo:font-weight="bold" officeooo:rsid="00bf2932" officeooo:paragraph-rsid="00bf2932" style:font-size-asian="12pt" style:font-weight-asian="bold" style:font-size-complex="12pt" style:font-weight-complex="bold"/>
    </style:style>
    <style:style style:name="P37" style:family="paragraph" style:parent-style-name="Tabela1_20_-_20_steno">
      <style:text-properties style:font-name="TeXGyreHeros" fo:font-size="13.75pt" fo:font-style="normal" fo:font-weight="bold" officeooo:rsid="00ccce20" officeooo:paragraph-rsid="00ccce20" style:font-size-asian="12pt" style:font-weight-asian="bold" style:font-size-complex="12pt" style:font-weight-complex="bold"/>
    </style:style>
    <style:style style:name="P38" style:family="paragraph" style:parent-style-name="Tabela1_20_-_20_steno">
      <style:text-properties style:font-name="TeXGyreHeros" fo:font-size="13.75pt" fo:font-style="normal" fo:font-weight="bold" officeooo:rsid="00d18b9c" officeooo:paragraph-rsid="00d18b9c" style:font-size-asian="12pt" style:font-weight-asian="bold" style:font-size-complex="12pt" style:font-weight-complex="bold"/>
    </style:style>
    <style:style style:name="P39" style:family="paragraph" style:parent-style-name="Tabela1_20_-_20_steno">
      <style:text-properties style:font-name="TeXGyreHeros" fo:font-size="13.75pt" fo:font-style="normal" fo:font-weight="bold" officeooo:rsid="00d1c5cb" officeooo:paragraph-rsid="00d1c5cb" style:font-size-asian="12pt" style:font-weight-asian="bold" style:font-size-complex="12pt" style:font-weight-complex="bold"/>
    </style:style>
    <style:style style:name="P40" style:family="paragraph" style:parent-style-name="Tabela1_20_-_20_steno">
      <style:text-properties style:font-name="TeXGyreHeros" fo:font-size="13.75pt" fo:font-style="normal" fo:font-weight="bold" officeooo:rsid="00d1ec84" officeooo:paragraph-rsid="00d1ec84" style:font-size-asian="12pt" style:font-weight-asian="bold" style:font-size-complex="12pt" style:font-weight-complex="bold"/>
    </style:style>
    <style:style style:name="P41" style:family="paragraph" style:parent-style-name="Tabela1_20_-_20_steno">
      <style:text-properties fo:color="#c9211e" loext:opacity="100%" style:font-name="TeXGyreHeros" fo:font-size="13.75pt" fo:font-style="normal" fo:font-weight="bold" officeooo:rsid="00b5aabe" officeooo:paragraph-rsid="00b5aabe" style:font-size-asian="12pt" style:font-weight-asian="bold" style:font-size-complex="12pt" style:font-weight-complex="bold"/>
    </style:style>
    <style:style style:name="P42" style:family="paragraph" style:parent-style-name="Tabela1_20_-_20_steno">
      <style:text-properties fo:color="#c9211e" loext:opacity="100%" style:font-name="TeXGyreHeros" fo:font-size="13.75pt" fo:font-style="normal" fo:font-weight="bold" officeooo:rsid="00b5aabe" officeooo:paragraph-rsid="00bd2991" style:font-size-asian="12pt" style:font-weight-asian="bold" style:font-size-complex="12pt" style:font-weight-complex="bold"/>
    </style:style>
    <style:style style:name="P43" style:family="paragraph" style:parent-style-name="Tabela1_20_-_20_steno">
      <style:text-properties fo:color="#c9211e" loext:opacity="100%" style:font-name="TeXGyreHeros" fo:font-size="13.75pt" fo:font-style="normal" fo:font-weight="bold" officeooo:rsid="00b5aabe" officeooo:paragraph-rsid="00ccce20" style:font-size-asian="12pt" style:font-weight-asian="bold" style:font-size-complex="12pt" style:font-weight-complex="bold"/>
    </style:style>
    <style:style style:name="P44" style:family="paragraph" style:parent-style-name="Tabela1_20_-_20_steno">
      <style:text-properties fo:color="#c9211e" loext:opacity="100%" style:font-name="TeXGyreHeros" fo:font-size="13.75pt" fo:font-style="normal" fo:font-weight="bold" officeooo:rsid="00bd2991" officeooo:paragraph-rsid="00bd2991" style:font-size-asian="12pt" style:font-weight-asian="bold" style:font-size-complex="12pt" style:font-weight-complex="bold"/>
    </style:style>
    <style:style style:name="P45" style:family="paragraph" style:parent-style-name="Tabela1_20_-_20_steno">
      <style:text-properties fo:color="#c9211e" loext:opacity="100%" style:font-name="TeXGyreHeros" fo:font-size="13.75pt" fo:font-style="normal" fo:font-weight="bold" officeooo:rsid="00bf2932" officeooo:paragraph-rsid="00bf2932" style:font-size-asian="12pt" style:font-weight-asian="bold" style:font-size-complex="12pt" style:font-weight-complex="bold"/>
    </style:style>
    <style:style style:name="P46" style:family="paragraph" style:parent-style-name="Tabela1_20_-_20_steno">
      <style:text-properties fo:color="#c9211e" loext:opacity="100%" style:font-name="TeXGyreHeros" fo:font-size="13.75pt" fo:font-style="normal" fo:font-weight="bold" officeooo:rsid="00ccce20" officeooo:paragraph-rsid="00ccce20" style:font-size-asian="12pt" style:font-weight-asian="bold" style:font-size-complex="12pt" style:font-weight-complex="bold"/>
    </style:style>
    <style:style style:name="P47" style:family="paragraph" style:parent-style-name="Tabela1_20_-_20_steno">
      <style:text-properties fo:color="#c9211e" loext:opacity="100%" style:font-name="TeXGyreHeros" fo:font-size="13.75pt" fo:font-style="normal" fo:font-weight="bold" officeooo:rsid="00d18b9c" officeooo:paragraph-rsid="00d18b9c" style:font-size-asian="12pt" style:font-weight-asian="bold" style:font-size-complex="12pt" style:font-weight-complex="bold"/>
    </style:style>
    <style:style style:name="P48" style:family="paragraph" style:parent-style-name="Tabela1_20_-_20_steno">
      <style:text-properties fo:color="#c9211e" loext:opacity="100%" style:font-name="TeXGyreHeros" fo:font-size="13.75pt" fo:font-style="normal" fo:font-weight="bold" officeooo:rsid="00d1ec84" officeooo:paragraph-rsid="00d1ec84" style:font-size-asian="12pt" style:font-weight-asian="bold" style:font-size-complex="12pt" style:font-weight-complex="bold"/>
    </style:style>
    <style:style style:name="P49" style:family="paragraph" style:parent-style-name="Text_20_body">
      <style:text-properties officeooo:rsid="009a19e3" officeooo:paragraph-rsid="009a19e3"/>
    </style:style>
    <style:style style:name="P50" style:family="paragraph" style:parent-style-name="Text_20_body">
      <style:text-properties officeooo:rsid="00b4342f" officeooo:paragraph-rsid="00b4342f"/>
    </style:style>
    <style:style style:name="P51" style:family="paragraph" style:parent-style-name="Text_20_body">
      <style:text-properties officeooo:paragraph-rsid="00b4342f"/>
    </style:style>
    <style:style style:name="P52" style:family="paragraph" style:parent-style-name="Text_20_body">
      <style:text-properties officeooo:paragraph-rsid="00b9365c"/>
    </style:style>
    <style:style style:name="P53" style:family="paragraph" style:parent-style-name="Text_20_body">
      <style:text-properties officeooo:paragraph-rsid="00bd1995"/>
    </style:style>
    <style:style style:name="P54" style:family="paragraph" style:parent-style-name="Text_20_body">
      <style:text-properties officeooo:paragraph-rsid="00bd2991"/>
    </style:style>
    <style:style style:name="P55" style:family="paragraph" style:parent-style-name="Text_20_body">
      <style:text-properties officeooo:rsid="00bd2991" officeooo:paragraph-rsid="00bd2991"/>
    </style:style>
    <style:style style:name="P56" style:family="paragraph" style:parent-style-name="Text_20_body">
      <style:text-properties officeooo:paragraph-rsid="00c0c06a"/>
    </style:style>
    <style:style style:name="P57" style:family="paragraph" style:parent-style-name="Text_20_body">
      <style:text-properties officeooo:rsid="00c45886" officeooo:paragraph-rsid="00c45886"/>
    </style:style>
    <style:style style:name="P58" style:family="paragraph" style:parent-style-name="Text_20_body">
      <style:text-properties officeooo:paragraph-rsid="00c45886"/>
    </style:style>
    <style:style style:name="P59" style:family="paragraph" style:parent-style-name="Text_20_body">
      <style:text-properties officeooo:paragraph-rsid="00ccce20"/>
    </style:style>
    <style:style style:name="P60" style:family="paragraph" style:parent-style-name="Text_20_body">
      <style:text-properties officeooo:paragraph-rsid="00ccdf05"/>
    </style:style>
    <style:style style:name="P61" style:family="paragraph" style:parent-style-name="Text_20_body">
      <style:text-properties officeooo:rsid="00d03f77" officeooo:paragraph-rsid="00d03f77"/>
    </style:style>
    <style:style style:name="P62" style:family="paragraph" style:parent-style-name="Text_20_body">
      <style:text-properties officeooo:rsid="00d18b9c" officeooo:paragraph-rsid="00d18b9c"/>
    </style:style>
    <style:style style:name="P63" style:family="paragraph" style:parent-style-name="Text_20_body">
      <style:text-properties officeooo:rsid="00d1ec84" officeooo:paragraph-rsid="00d1ec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2bbd7" style:font-weight-asian="bold" style:font-weight-complex="bold"/>
    </style:style>
    <style:style style:name="T3" style:family="text">
      <style:text-properties fo:font-weight="bold" officeooo:rsid="00c85280" style:font-weight-asian="bold" style:font-weight-complex="bold"/>
    </style:style>
    <style:style style:name="T4" style:family="text">
      <style:text-properties fo:font-weight="bold" officeooo:rsid="00ccdf05" style:font-weight-asian="bold" style:font-weight-complex="bold"/>
    </style:style>
    <style:style style:name="T5" style:family="text">
      <style:text-properties fo:color="#9933ff" loext:opacity="100%" fo:font-weight="bold" style:font-weight-asian="bold" style:font-weight-complex="bold"/>
    </style:style>
    <style:style style:name="T6" style:family="text">
      <style:text-properties fo:color="#9933ff" loext:opacity="100%" fo:font-weight="bold" officeooo:rsid="00c0c06a" style:font-weight-asian="bold" style:font-weight-complex="bold"/>
    </style:style>
    <style:style style:name="T7" style:family="text">
      <style:text-properties fo:color="#9933ff" loext:opacity="100%" fo:font-weight="bold" officeooo:rsid="00c48cf2" style:font-weight-asian="bold" style:font-weight-complex="bold"/>
    </style:style>
    <style:style style:name="T8" style:family="text">
      <style:text-properties fo:color="#9933ff" loext:opacity="100%" fo:font-weight="bold" officeooo:rsid="00ccdf05" style:font-weight-asian="bold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b2bbd7" style:font-style-asian="italic" style:font-style-complex="italic"/>
    </style:style>
    <style:style style:name="T13" style:family="text">
      <style:text-properties fo:font-style="italic" officeooo:rsid="00c45886" style:font-style-asian="italic" style:font-style-complex="italic"/>
    </style:style>
    <style:style style:name="T14" style:family="text">
      <style:text-properties fo:font-style="italic" officeooo:rsid="00c48cf2" style:font-style-asian="italic" style:font-style-complex="italic"/>
    </style:style>
    <style:style style:name="T15" style:family="text">
      <style:text-properties fo:font-style="italic" officeooo:rsid="00c763b3" style:font-style-asian="italic" style:font-style-complex="italic"/>
    </style:style>
    <style:style style:name="T16" style:family="text">
      <style:text-properties fo:font-style="italic" officeooo:rsid="00d03f77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b2bbd7" style:font-style-asian="italic" style:font-weight-asian="bold" style:font-style-complex="italic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officeooo:rsid="00c5b316" style:font-style-asian="normal" style:font-style-complex="normal"/>
    </style:style>
    <style:style style:name="T21" style:family="text">
      <style:text-properties fo:language="pl" fo:country="PL"/>
    </style:style>
    <style:style style:name="T22" style:family="text">
      <style:text-properties fo:language="pl" fo:country="PL" officeooo:rsid="00acaf71"/>
    </style:style>
    <style:style style:name="T23" style:family="text">
      <style:text-properties fo:language="pl" fo:country="PL" officeooo:rsid="00b0e7a6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b2b2b2" loext:char-shading-value="0"/>
    </style:style>
    <style:style style:name="T26" style:family="text">
      <style:text-properties fo:background-color="#cccccc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b035de"/>
    </style:style>
    <style:style style:name="T29" style:family="text">
      <style:text-properties officeooo:rsid="00b0e7a6"/>
    </style:style>
    <style:style style:name="T30" style:family="text">
      <style:text-properties officeooo:rsid="00b2bbd7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officeooo:rsid="00b36504"/>
    </style:style>
    <style:style style:name="T33" style:family="text">
      <style:text-properties officeooo:rsid="00b7784d"/>
    </style:style>
    <style:style style:name="T34" style:family="text">
      <style:text-properties officeooo:rsid="00b9365c"/>
    </style:style>
    <style:style style:name="T35" style:family="text">
      <style:text-properties officeooo:rsid="00ba6165"/>
    </style:style>
    <style:style style:name="T36" style:family="text">
      <style:text-properties officeooo:rsid="00bc363d"/>
    </style:style>
    <style:style style:name="T37" style:family="text">
      <style:text-properties officeooo:rsid="00bc47fd"/>
    </style:style>
    <style:style style:name="T38" style:family="text">
      <style:text-properties officeooo:rsid="00bd1995"/>
    </style:style>
    <style:style style:name="T39" style:family="text">
      <style:text-properties officeooo:rsid="00bd2991"/>
    </style:style>
    <style:style style:name="T40" style:family="text">
      <style:text-properties officeooo:rsid="00bf2932"/>
    </style:style>
    <style:style style:name="T41" style:family="text">
      <style:text-properties officeooo:rsid="00c0c06a"/>
    </style:style>
    <style:style style:name="T42" style:family="text">
      <style:text-properties officeooo:rsid="00c12f12"/>
    </style:style>
    <style:style style:name="T43" style:family="text">
      <style:text-properties officeooo:rsid="00c286cd"/>
    </style:style>
    <style:style style:name="T44" style:family="text">
      <style:text-properties officeooo:rsid="00c31347"/>
    </style:style>
    <style:style style:name="T45" style:family="text">
      <style:text-properties officeooo:rsid="00c45886"/>
    </style:style>
    <style:style style:name="T46" style:family="text">
      <style:text-properties officeooo:rsid="0071d29c"/>
    </style:style>
    <style:style style:name="T47" style:family="text">
      <style:text-properties officeooo:rsid="00c48cf2"/>
    </style:style>
    <style:style style:name="T48" style:family="text">
      <style:text-properties officeooo:rsid="00c90654"/>
    </style:style>
    <style:style style:name="T49" style:family="text">
      <style:text-properties officeooo:rsid="00ca428e"/>
    </style:style>
    <style:style style:name="T50" style:family="text">
      <style:text-properties officeooo:rsid="00cae9f8"/>
    </style:style>
    <style:style style:name="T51" style:family="text">
      <style:text-properties officeooo:rsid="00cb5698"/>
    </style:style>
    <style:style style:name="T52" style:family="text">
      <style:text-properties officeooo:rsid="00ccce20"/>
    </style:style>
    <style:style style:name="T53" style:family="text">
      <style:text-properties officeooo:rsid="00ccdf05"/>
    </style:style>
    <style:style style:name="T54" style:family="text">
      <style:text-properties officeooo:rsid="00ceb34c"/>
    </style:style>
    <style:style style:name="T55" style:family="text">
      <style:text-properties officeooo:rsid="00d0077d"/>
    </style:style>
    <style:style style:name="T56" style:family="text">
      <style:text-properties officeooo:rsid="00d03f77"/>
    </style:style>
    <style:style style:name="T57" style:family="text">
      <style:text-properties officeooo:rsid="00d18b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ombinacje <text:span text:style-name="T29">czyli grupy</text:span></text:h>
      <text:p text:style-name="Text_20_body"/>
      <text:h text:style-name="Heading_20_2" text:outline-level="2">Lekcja 17</text:h>
      <text:p text:style-name="P49"><text:span text:style-name="T21">Zanim zaczniemy naszą analizę kombinacji spółgłosek </text:span><text:span text:style-name="T22">lewostronnych</text:span><text:span text:style-name="T21">, rzućmy okiem na Artykuł 2. Powszechnej Deklaracji Praw Człowieka ONZ. Poniżej </text:span><text:span text:style-name="T22">polskie</text:span><text:span text:style-name="T21"> tłumaczenie. </text:span><text:span text:style-name="T22">Przeanalizujemy</text:span><text:span text:style-name="T21"> tekst, dzieląc go na słowa lub części słów, </text:span><text:span text:style-name="T22">prefiksy</text:span><text:span text:style-name="T21"> i </text:span><text:span text:style-name="T22">sufiksy</text:span><text:span text:style-name="T21">. </text:span><text:span text:style-name="T23">Słowa lub ich części nie otrzymają wyróżnienia</text:span><text:span text:style-name="T21">. </text:span><text:span text:style-name="T22">Sufiksy</text:span><text:span text:style-name="T21"> będą w kolorze żółtym, a </text:span><text:span text:style-name="T22">prefiksy</text:span><text:span text:style-name="T21"> w kolorze szarym.</text:span> </text:p>
      <text:p text:style-name="Marginalia">Użyłem w tekście powyżej słów „sufiksy i prefiksy” zamiast „przyrostki i przedrostki”, aby podkreślić, że nie chodzi o gramatyczną, naukową poprawność. Wydzielone cząstki są zgodne z teorią steno, nie koniecznie z gramatyką.</text:p>
      <text:p text:style-name="Ćwicz2_20_-_20_steno">Każd<text:span text:style-name="T24">y</text:span> człowiek <text:span text:style-name="T26">po</text:span>siad<text:span text:style-name="T24">a</text:span> wszystk<text:span text:style-name="T24">ie</text:span> praw<text:span text:style-name="T24">a</text:span> i wol<text:span text:style-name="T24">ności</text:span> <text:span text:style-name="T26">za</text:span>wart<text:span text:style-name="T24">e</text:span> w nini<text:span text:style-name="T24">ejszej</text:span> <text:span text:style-name="T26">De</text:span>klar<text:span text:style-name="T24">acji</text:span> bez <text:span text:style-name="T26">wz</text:span>ględ<text:span text:style-name="T24">u</text:span> na jak<text:span text:style-name="T24">iekolwiek</text:span> różn<text:span text:style-name="T24">ice</text:span> ras<text:span text:style-name="T24">y</text:span>, kolor<text:span text:style-name="T24">u</text:span>, płc<text:span text:style-name="T24">i</text:span>, język<text:span text:style-name="T24">a</text:span>, <text:span text:style-name="T26">wy</text:span>zna<text:span text:style-name="T24">nia</text:span>, <text:span text:style-name="T26">po</text:span>gląd<text:span text:style-name="T24">ów</text:span> polit<text:span text:style-name="T24">ycznych</text:span> i in<text:span text:style-name="T27">n</text:span><text:span text:style-name="T24">ych</text:span>, <text:span text:style-name="T26">na</text:span>rod<text:span text:style-name="T24">owości</text:span>, <text:span text:style-name="T26">po</text:span>chod<text:span text:style-name="T24">zenia</text:span> społ<text:span text:style-name="T24">ecznego</text:span>, majątk<text:span text:style-name="T24">u</text:span>, <text:span text:style-name="T25">u</text:span>rodz<text:span text:style-name="T24">enia</text:span> lub jak<text:span text:style-name="T24">iegokolwiek</text:span> inn<text:span text:style-name="T24">ego</text:span> stan<text:span text:style-name="T24">u</text:span>. </text:p>
      <text:p text:style-name="Ćwicz2_20_-_20_steno">Nie wol<text:span text:style-name="T24">no</text:span> <text:span text:style-name="T26">po</text:span>nadto czyni<text:span text:style-name="T24">ć</text:span> żadn<text:span text:style-name="T24">ej</text:span> różn<text:span text:style-name="T24">icy</text:span> w <text:span text:style-name="T26">za</text:span>leż<text:span text:style-name="T24">ności</text:span> od sytu<text:span text:style-name="T24">acji</text:span> polit<text:span text:style-name="T24">ycznej</text:span>, praw<text:span text:style-name="T24">nej</text:span> lub <text:span text:style-name="T26">międzyna</text:span>rod<text:span text:style-name="T24">owej</text:span> kraj<text:span text:style-name="T24">u</text:span> lub <text:span text:style-name="T26">ob</text:span>szar<text:span text:style-name="T24">u</text:span>, do któr<text:span text:style-name="T24">ego</text:span> da<text:span text:style-name="T24">na</text:span> osob<text:span text:style-name="T24">a</text:span> <text:span text:style-name="T26">przyna</text:span>leż<text:span text:style-name="T24">y</text:span>, bez <text:span text:style-name="T26">wz</text:span>ględ<text:span text:style-name="T24">u</text:span> na to, czy da<text:span text:style-name="T24">ny</text:span> kraj lub <text:span text:style-name="T26">ob</text:span>szar jest <text:span text:style-name="T26">niepod</text:span>leg<text:span text:style-name="T24">ły</text:span>, czy też <text:span text:style-name="T26">pod</text:span>leg<text:span text:style-name="T24">a</text:span> system<text:span text:style-name="T24">owi</text:span> <text:span text:style-name="T26">po</text:span>wierni<text:span text:style-name="T24">ctwa</text:span>, nie rząd<text:span text:style-name="T24">zi</text:span> się <text:span text:style-name="T26">samo</text:span>dziel<text:span text:style-name="T24">nie</text:span> lub jest w jak<text:span text:style-name="T24">ikolwiek</text:span> sposób <text:span text:style-name="T26">o</text:span>granicz<text:span text:style-name="T24">ony</text:span> w sw<text:span text:style-name="T24">ej</text:span> <text:span text:style-name="T26">niepod</text:span>leg<text:span text:style-name="T24">łości</text:span>.</text:p>
      <text:p text:style-name="Text_20_body">Zobacz<text:span text:style-name="T28">cie</text:span>, jesteś<text:span text:style-name="T28">cie</text:span> już w stanie zakodować niektóre z prostszych części słów. Bardziej złożonych kombinacji <text:span text:style-name="T28">nauczymy się z</text:span> tej części książki. <text:span text:style-name="T28">Wybierzcie sobie jakiś inny tekst i sprawdźcie</text:span>, czy może<text:span text:style-name="T28">cie</text:span> <text:span text:style-name="T28">wydzielić</text:span> <text:span text:style-name="T28">prefiksy i sufiksy</text:span>. Im więcej ma<text:span text:style-name="T28">cie</text:span> w tym praktyki, tym łatwiej będzie zakodować tekst <text:span text:style-name="T28">stenograficznie.</text:span></text:p>
      <text:h text:style-name="Heading_20_3" text:outline-level="3">Kombinacje <text:span text:style-name="T29">(grupy)</text:span> spółgłoskowe</text:h>
      <text:p text:style-name="Text_20_body"><text:span text:style-name="T29">Poznaliście już</text:span> pojedyncze <text:span text:style-name="T29">spółgłoski lewo- i prawostronne</text:span>. Teraz nauczymy się <text:span text:style-name="T29">podwójnych </text:span>kombinacji spółgłosek <text:span text:style-name="T29">lewostronnych</text:span>. Omówimy <text:span text:style-name="T30">je w porządku</text:span><text:span text:style-name="T29"> wyznaczon</text:span><text:span text:style-name="T30">ym</text:span><text:span text:style-name="T29"> przez ostatnią głoskę </text:span><text:span text:style-name="T30">z danej grupy</text:span>, <text:span text:style-name="T30">a te wedle „</text:span><text:span text:style-name="T12">porządku steno</text:span><text:span text:style-name="T30">”.</text:span><text:line-break/><text:span text:style-name="T18">Do zapamiętania</text:span><text:span text:style-name="T17">:</text:span> Gdy po lewej lub prawej stronie <text:span text:style-name="T30">występuje</text:span> tylko jedna spółgłoska, <text:span text:style-name="T30">trzeba</text:span> <text:span text:style-name="T30">ją jakoś wyróżnić</text:span>. <text:span text:style-name="T30">W przeciwnym wypadku powstanie</text:span> niewłaściwe słowo lub jego część. Na przykład <text:span text:style-name="T30">trzeba</text:span> odróżnić „<text:span text:style-name="T2">t</text:span><text:span text:style-name="T1">o</text:span>” od „<text:span text:style-name="T1">do</text:span>”. Kiedy po obu stronach <text:span text:style-name="T30">znajdują się dwie </text:span><text:soft-page-break/><text:span text:style-name="T30">spółgłoski </text:span>lub więcej, czasami nie trzeba robić takich rozróżnień. <text:span text:style-name="T30">Pojawia się za to możliwość uproszczenia</text:span> akordu bez <text:span text:style-name="T30">pisania różnych słów w ten sam sposób</text:span>. Zobaczy<text:span text:style-name="T30">cie</text:span>, o czym mówię, zwłaszcza z <text:span text:style-name="T30">grupami</text:span> spółgłosek <text:span text:style-name="T30">prawostronnych</text:span>. T<text:span text:style-name="T30">akie</text:span> uproszczenie akordu steno pozwala nam dokładniej i szybciej pisać. <text:span text:style-name="T30">W języku polskim takie zabiegi są niezbędne</text:span>, ponieważ jest <text:span text:style-name="T30">on</text:span> <text:span text:style-name="T30">najbardziej</text:span> złożony fonemicznie z<text:span text:style-name="T30">e</text:span> <text:span text:style-name="T30">wszystkich</text:span> języków zachodniosłowiańskich. Uproszczenia, <text:span text:style-name="T30">podobnie jak rózne wyjątki zostaną wyróżnione</text:span> na <text:span text:style-name="T31">CZERWONO</text:span><text:span text:style-name="T10">.</text:span></text:p>
      <text:h text:style-name="Heading_20_3" text:outline-level="3">Kombinacje <text:span text:style-name="T39">lewostronne </text:span>kończące się na J oraz R</text:h>
      <text:p text:style-name="P6"><text:span text:style-name="T1">Uwaga:</text:span> Reguła <text:span text:style-name="T5">EIAU</text:span> (<text:span text:style-name="T5">J</text:span><text:span text:style-name="T9">+</text:span><text:span text:style-name="T5">IAU</text:span>) stosuje się </text:p>
      <text:p text:style-name="P6">do wszystkich podwójnych grup spółgłoskowych.</text:p>
      <text:h text:style-name="Heading_20_4" text:outline-level="4">Kombinacje <text:span text:style-name="T39">lewostronne </text:span>kończące się na J</text:h>
      <text:p text:style-name="Text_20_body">Niektóre <text:span text:style-name="T32">grupy</text:span> obsługiwane przez kombinacje samogłosek (<text:span text:style-name="T1">IA, IE, IO, IÓ lub IU,</text:span> zwłaszcza po <text:span text:style-name="T1">B, F, M, P i W</text:span>) i nie zostaną tutaj uwzględnione.</text:p>
      <text:p text:style-name="Text_20_body"/>
      <table:table table:name="Tabela1" table:style-name="Tabela1">
        <table:table-column table:style-name="Tabela1.A"/>
        <table:table-column table:style-name="Tabela1.B" table:number-columns-repeated="2"/>
        <table:table-row table:style-name="Tabela1.1">
          <table:table-cell table:style-name="Tabela1.A1" office:value-type="string">
            <text:p text:style-name="P25">Grupa</text:p>
          </table:table-cell>
          <table:table-cell table:style-name="Tabela1.A1" office:value-type="string">
            <text:p text:style-name="P13">Klawisze</text:p>
          </table:table-cell>
          <table:table-cell table:style-name="Tabela1.A1" office:value-type="string">
            <text:p text:style-name="P25">Przykłady</text:p>
          </table:table-cell>
        </table:table-row>
        <table:table-row table:style-name="Tabela1.1">
          <table:table-cell table:style-name="Tabela1.A2" office:value-type="string">
            <text:p text:style-name="P25">gj</text:p>
          </table:table-cell>
          <table:table-cell table:style-name="Tabela1.A2" office:value-type="string">
            <text:p text:style-name="P13">KJ</text:p>
          </table:table-cell>
          <table:table-cell table:style-name="Tabela1.A2" office:value-type="string">
            <text:p text:style-name="P25">gjuwecz</text:p>
          </table:table-cell>
        </table:table-row>
        <table:table-row table:style-name="Tabela1.1">
          <table:table-cell table:style-name="Tabela1.A2" office:value-type="string">
            <text:p text:style-name="P25">pj</text:p>
          </table:table-cell>
          <table:table-cell table:style-name="Tabela1.A2" office:value-type="string">
            <text:p text:style-name="P13">PJ</text:p>
          </table:table-cell>
          <table:table-cell table:style-name="Tabela1.A2" office:value-type="string">
            <text:p text:style-name="P25">pjany, pjanica</text:p>
          </table:table-cell>
        </table:table-row>
        <table:table-row table:style-name="Tabela1.1">
          <table:table-cell table:style-name="Tabela1.A2" office:value-type="string">
            <text:p text:style-name="Table" text:cond-style-name="P25">sj</text:p>
          </table:table-cell>
          <table:table-cell table:style-name="Tabela1.A2" office:value-type="string">
            <text:p text:style-name="Table" text:cond-style-name="P13">SJ</text:p>
          </table:table-cell>
          <table:table-cell table:style-name="Tabela1.A2" office:value-type="string">
            <text:p text:style-name="Table" text:cond-style-name="P25">sjena, sjesta</text:p>
          </table:table-cell>
        </table:table-row>
        <table:table-row table:style-name="Tabela1.1">
          <table:table-cell table:style-name="Tabela1.A2" office:value-type="string">
            <text:p text:style-name="Table" text:cond-style-name="P25">tj</text:p>
          </table:table-cell>
          <table:table-cell table:style-name="Tabela1.A2" office:value-type="string">
            <text:p text:style-name="Table" text:cond-style-name="P13">TJ</text:p>
          </table:table-cell>
          <table:table-cell table:style-name="Tabela1.A2" office:value-type="string">
            <text:p text:style-name="Table" text:cond-style-name="P25">tjandi</text:p>
          </table:table-cell>
        </table:table-row>
        <table:table-row table:style-name="Tabela1.1">
          <table:table-cell table:style-name="Tabela1.A2" office:value-type="string">
            <text:p text:style-name="Table" text:cond-style-name="P25">wj</text:p>
          </table:table-cell>
          <table:table-cell table:style-name="Tabela1.A2" office:value-type="string">
            <text:p text:style-name="Table" text:cond-style-name="P13">VJ</text:p>
          </table:table-cell>
          <table:table-cell table:style-name="Tabela1.A2" office:value-type="string">
            <text:p text:style-name="Table" text:cond-style-name="P25">wjazd, wjechał</text:p>
          </table:table-cell>
        </table:table-row>
        <table:table-row table:style-name="Tabela1.1">
          <table:table-cell table:style-name="Tabela1.A2" office:value-type="string">
            <text:p text:style-name="Table" text:cond-style-name="P25">zj</text:p>
          </table:table-cell>
          <table:table-cell table:style-name="Tabela1.A2" office:value-type="string">
            <text:p text:style-name="Table" text:cond-style-name="P13">ZJ</text:p>
          </table:table-cell>
          <table:table-cell table:style-name="Tabela1.A2" office:value-type="string">
            <text:p text:style-name="Table" text:cond-style-name="P25">zjawa, zjadł</text:p>
          </table:table-cell>
        </table:table-row>
      </table:table>
      <text:p text:style-name="Text_20_body"/>
      <text:h text:style-name="Heading_20_4" text:outline-level="4">Kombinacje <text:span text:style-name="T39">lewostronne </text:span>kończące się na R</text:h>
      <text:p text:style-name="P50">Prawie wszystkie kombinacje zaczynające się na <text:span text:style-name="T1">CR</text:span> są pożyczkami i zostaną zapisane jako <text:span text:style-name="T5">KR</text:span> i nie są wymienione na poniższym wykresie. <text:span text:style-name="T1">Ś</text:span> i <text:span text:style-name="T1">Ź</text:span> nie różnią się od <text:span text:style-name="T1">S</text:span> i <text:span text:style-name="T1">Z</text:span>.</text:p>
      <text:p text:style-name="P7">Słowa lub części wyrazów zawierające <text:span text:style-name="T1">E</text:span> lub I po początkowej kombinacji spółgłosek dodadzą gwiazdkę do akordu, ponieważ większość z nich to zapożyczenia. Pomoże to odróżnić je od części wyrazowych z <text:span text:style-name="T1">RZ</text:span>, których nauczymy się w <text:span text:style-name="T11">Lekcji 19</text:span>. </text:p>
      <text:p text:style-name="P7">Przykład: Część wyrazowa „<text:span text:style-name="T19">drew</text:span>” zostałaby zapisana jako <text:span text:style-name="T5">TRJE*W</text:span>.</text:p>
      <text:p text:style-name="P51"/>
      <table:table table:name="Tabela2" table:style-name="Tabela2">
        <table:table-column table:style-name="Tabela2.A"/>
        <table:table-column table:style-name="Tabela2.B" table:number-columns-repeated="2"/>
        <table:table-row table:style-name="Tabela2.1">
          <table:table-cell table:style-name="Tabela2.A1" office:value-type="string">
            <text:p text:style-name="P26">Grupa</text:p>
          </table:table-cell>
          <table:table-cell table:style-name="Tabela2.A1" office:value-type="string">
            <text:p text:style-name="P14">Klawisze</text:p>
          </table:table-cell>
          <table:table-cell table:style-name="Tabela2.A1" office:value-type="string">
            <text:p text:style-name="P26">Przykłady</text:p>
          </table:table-cell>
        </table:table-row>
        <table:table-row table:style-name="Tabela2.1">
          <table:table-cell table:style-name="Tabela2.A2" office:value-type="string">
            <text:p text:style-name="P31">br</text:p>
          </table:table-cell>
          <table:table-cell table:style-name="Tabela2.A2" office:value-type="string">
            <text:p text:style-name="P19">PRJ</text:p>
          </table:table-cell>
          <table:table-cell table:style-name="Tabela2.A2" office:value-type="string">
            <text:p text:style-name="P31">brać, broda</text:p>
          </table:table-cell>
        </table:table-row>
        <table:table-row table:style-name="Tabela2.1">
          <table:table-cell table:style-name="Tabela2.A2" office:value-type="string">
            <text:p text:style-name="P31">chr</text:p>
          </table:table-cell>
          <table:table-cell table:style-name="Tabela2.A2" office:value-type="string">
            <text:p text:style-name="P19">KTR</text:p>
          </table:table-cell>
          <table:table-cell table:style-name="Tabela2.A2" office:value-type="string">
            <text:p text:style-name="P31">chrap, chrobot</text:p>
          </table:table-cell>
        </table:table-row>
        <text:soft-page-break/>
        <table:table-row table:style-name="Tabela2.1">
          <table:table-cell table:style-name="Tabela2.A2" office:value-type="string">
            <text:p text:style-name="P31">dr</text:p>
          </table:table-cell>
          <table:table-cell table:style-name="Tabela2.A2" office:value-type="string">
            <text:p text:style-name="P19">TRJ</text:p>
          </table:table-cell>
          <table:table-cell table:style-name="Tabela2.A2" office:value-type="string">
            <text:p text:style-name="P31">drab, drugi</text:p>
          </table:table-cell>
        </table:table-row>
        <table:table-row table:style-name="Tabela2.1">
          <table:table-cell table:style-name="Tabela2.A2" office:value-type="string">
            <text:p text:style-name="P31">fr</text:p>
          </table:table-cell>
          <table:table-cell table:style-name="Tabela2.A2" office:value-type="string">
            <text:p text:style-name="P19">FR</text:p>
          </table:table-cell>
          <table:table-cell table:style-name="Tabela2.A2" office:value-type="string">
            <text:p text:style-name="P31">fraza, fruwa</text:p>
          </table:table-cell>
        </table:table-row>
        <table:table-row table:style-name="Tabela2.1">
          <table:table-cell table:style-name="Tabela2.A2" office:value-type="string">
            <text:p text:style-name="P31">gr</text:p>
          </table:table-cell>
          <table:table-cell table:style-name="Tabela2.A2" office:value-type="string">
            <text:p text:style-name="P19">KRJ</text:p>
          </table:table-cell>
          <table:table-cell table:style-name="Tabela2.A2" office:value-type="string">
            <text:p text:style-name="P31">groza, grób</text:p>
          </table:table-cell>
        </table:table-row>
        <table:table-row table:style-name="Tabela2.1">
          <table:table-cell table:style-name="Tabela2.A2" office:value-type="string">
            <text:p text:style-name="P31">hr</text:p>
          </table:table-cell>
          <table:table-cell table:style-name="Tabela2.A2" office:value-type="string">
            <text:p text:style-name="P19">KTRJ</text:p>
          </table:table-cell>
          <table:table-cell table:style-name="Tabela2.A2" office:value-type="string">
            <text:p text:style-name="P31">hrabina, hrym</text:p>
          </table:table-cell>
        </table:table-row>
        <table:table-row table:style-name="Tabela2.1">
          <table:table-cell table:style-name="Tabela2.A2" office:value-type="string">
            <text:p text:style-name="Table" text:cond-style-name="P31">kr</text:p>
          </table:table-cell>
          <table:table-cell table:style-name="Tabela2.A2" office:value-type="string">
            <text:p text:style-name="Table" text:cond-style-name="P19">KR</text:p>
          </table:table-cell>
          <table:table-cell table:style-name="Tabela2.A2" office:value-type="string">
            <text:p text:style-name="Table" text:cond-style-name="P31">krach, krąg</text:p>
          </table:table-cell>
        </table:table-row>
        <table:table-row table:style-name="Tabela2.1">
          <table:table-cell table:style-name="Tabela2.A2" office:value-type="string">
            <text:p text:style-name="Table" text:cond-style-name="P31">mr</text:p>
          </table:table-cell>
          <table:table-cell table:style-name="Tabela2.A2" office:value-type="string">
            <text:p text:style-name="Table" text:cond-style-name="P19">KPR</text:p>
          </table:table-cell>
          <table:table-cell table:style-name="Tabela2.A2" office:value-type="string">
            <text:p text:style-name="Table" text:cond-style-name="P31">mróz, mrok</text:p>
          </table:table-cell>
        </table:table-row>
        <table:table-row table:style-name="Tabela2.1">
          <table:table-cell table:style-name="Tabela2.A2" office:value-type="string">
            <text:p text:style-name="Table" text:cond-style-name="P31">pr</text:p>
          </table:table-cell>
          <table:table-cell table:style-name="Tabela2.A2" office:value-type="string">
            <text:p text:style-name="Table" text:cond-style-name="P19">PR</text:p>
          </table:table-cell>
          <table:table-cell table:style-name="Tabela2.A2" office:value-type="string">
            <text:p text:style-name="Table" text:cond-style-name="P31">praca, pręt</text:p>
          </table:table-cell>
        </table:table-row>
        <table:table-row table:style-name="Tabela2.1">
          <table:table-cell table:style-name="Tabela2.A2" office:value-type="string">
            <text:p text:style-name="Table" text:cond-style-name="P31">sr</text:p>
          </table:table-cell>
          <table:table-cell table:style-name="Tabela2.A2" office:value-type="string">
            <text:p text:style-name="Table" text:cond-style-name="P19">SR</text:p>
          </table:table-cell>
          <table:table-cell table:style-name="Tabela2.A2" office:value-type="string">
            <text:p text:style-name="Table" text:cond-style-name="P31">srogi, sraczyk</text:p>
          </table:table-cell>
        </table:table-row>
        <table:table-row table:style-name="Tabela2.1">
          <table:table-cell table:style-name="Tabela2.A2" office:value-type="string">
            <text:p text:style-name="Table" text:cond-style-name="P31">śr</text:p>
          </table:table-cell>
          <table:table-cell table:style-name="Tabela2.A2" office:value-type="string">
            <text:p text:style-name="Table" text:cond-style-name="P41">SR</text:p>
          </table:table-cell>
          <table:table-cell table:style-name="Tabela2.A2" office:value-type="string">
            <text:p text:style-name="Table" text:cond-style-name="P31">średni, środa</text:p>
          </table:table-cell>
        </table:table-row>
        <table:table-row table:style-name="Tabela2.1">
          <table:table-cell table:style-name="Tabela2.A2" office:value-type="string">
            <text:p text:style-name="Table" text:cond-style-name="P31">szr</text:p>
          </table:table-cell>
          <table:table-cell table:style-name="Tabela2.A2" office:value-type="string">
            <text:p text:style-name="Table" text:cond-style-name="P19">TPR</text:p>
          </table:table-cell>
          <table:table-cell table:style-name="Tabela2.A2" office:value-type="string">
            <text:p text:style-name="Table" text:cond-style-name="P31">szron, szrot</text:p>
          </table:table-cell>
        </table:table-row>
        <table:table-row table:style-name="Tabela2.1">
          <table:table-cell table:style-name="Tabela2.A2" office:value-type="string">
            <text:p text:style-name="Table" text:cond-style-name="P31">tr</text:p>
          </table:table-cell>
          <table:table-cell table:style-name="Tabela2.A2" office:value-type="string">
            <text:p text:style-name="Table" text:cond-style-name="P19">TR</text:p>
          </table:table-cell>
          <table:table-cell table:style-name="Tabela2.A2" office:value-type="string">
            <text:p text:style-name="Table" text:cond-style-name="P31">tram, trud</text:p>
          </table:table-cell>
        </table:table-row>
        <table:table-row table:style-name="Tabela2.1">
          <table:table-cell table:style-name="Tabela2.A2" office:value-type="string">
            <text:p text:style-name="Table" text:cond-style-name="P31">wr</text:p>
          </table:table-cell>
          <table:table-cell table:style-name="Tabela2.A2" office:value-type="string">
            <text:p text:style-name="Table" text:cond-style-name="P19">VR</text:p>
          </table:table-cell>
          <table:table-cell table:style-name="Tabela2.A2" office:value-type="string">
            <text:p text:style-name="Table" text:cond-style-name="P31">wrota, wrąb</text:p>
          </table:table-cell>
        </table:table-row>
        <table:table-row table:style-name="Tabela2.1">
          <table:table-cell table:style-name="Tabela2.A2" office:value-type="string">
            <text:p text:style-name="Table" text:cond-style-name="P31">zr</text:p>
          </table:table-cell>
          <table:table-cell table:style-name="Tabela2.A2" office:value-type="string">
            <text:p text:style-name="Table" text:cond-style-name="P19">ZR</text:p>
          </table:table-cell>
          <table:table-cell table:style-name="Tabela2.A2" office:value-type="string">
            <text:p text:style-name="Table" text:cond-style-name="P31">zranić, zrąb</text:p>
          </table:table-cell>
        </table:table-row>
        <table:table-row table:style-name="Tabela2.1">
          <table:table-cell table:style-name="Tabela2.A2" office:value-type="string">
            <text:p text:style-name="Table" text:cond-style-name="P31">źr</text:p>
          </table:table-cell>
          <table:table-cell table:style-name="Tabela2.A2" office:value-type="string">
            <text:p text:style-name="Table" text:cond-style-name="P41">ZR</text:p>
          </table:table-cell>
          <table:table-cell table:style-name="Tabela2.A2" office:value-type="string">
            <text:p text:style-name="Table" text:cond-style-name="P31">źreb, źródło</text:p>
          </table:table-cell>
        </table:table-row>
        <table:table-row table:style-name="Tabela2.1">
          <table:table-cell table:style-name="Tabela2.A2" office:value-type="string">
            <text:p text:style-name="Table" text:cond-style-name="P31">żr</text:p>
          </table:table-cell>
          <table:table-cell table:style-name="Tabela2.A2" office:value-type="string">
            <text:p text:style-name="Table" text:cond-style-name="P19">TPRJ</text:p>
          </table:table-cell>
          <table:table-cell table:style-name="Tabela2.A2" office:value-type="string">
            <text:p text:style-name="Table" text:cond-style-name="P31">żrący, żreć</text:p>
          </table:table-cell>
        </table:table-row>
      </table:table>
      <text:p text:style-name="P9"/>
      <text:p text:style-name="P9"/>
      <text:h text:style-name="P3" text:outline-level="4">Ćwiczenie nr 21.</text:h>
      <text:p text:style-name="P52"><text:span text:style-name="T34">Napiszcie akordami podane wyrazy wedle poniższej instrukcji. </text:span>W razie potrzeby podziel<text:span text:style-name="T33">cie</text:span> <text:span text:style-name="T34">je </text:span>na <text:span text:style-name="T34">rdzeń (część wyrazową)</text:span> i <text:span text:style-name="T33">sufiks</text:span>. Przypominam, że <text:span text:style-name="T34">wszystkie spółgłoski następujące po samogłosce należą do części wyrazowej</text:span>, z wyjątkiem pewnych sufiksów, takich jak „<text:span text:style-name="T1">nik</text:span>”. Prawie wszystkie <text:span text:style-name="T33">sufiksy</text:span> w ty<text:span text:style-name="T34">m ćwiczeniu</text:span> zaczynają się od samogłoski. W przypadku słowa <text:span text:style-name="T33">np.</text:span> „<text:span text:style-name="T1">frajer</text:span>” <text:span text:style-name="T33">rdzeń to</text:span> „<text:span text:style-name="T1">fraj</text:span>”, a <text:span text:style-name="T33">sufiks to</text:span> „<text:span text:style-name="T1">er</text:span>”. <text:span text:style-name="T34">Dzieląc słowa na akordy n</text:span>aprzemiennie pisz<text:span text:style-name="T34">cie</text:span> łącznik ( <text:span text:style-name="T1">-</text:span> ) i myślnik ( <text:span text:style-name="T1">—</text:span> ) między każdym akordem. Łącznik jest pisany jako <text:span text:style-name="T5">ST-GW</text:span>, a myślnik jako <text:span text:style-name="T5">ST*GW</text:span>.<text:line-break/>Myślniki są używane do wskazania przerwy w <text:span text:style-name="T34">wypowiedzi</text:span>, czy to<text:span text:style-name="T34"> dla</text:span> powtórzenia słowa, które sprawiłoby, że zdanie <text:span text:style-name="T34">stałoby się</text:span> niegramatyczne (np. powtórzenie tego samego czasownika), zmiany tematu w środku zdania (np. mówienie o <text:span text:style-name="T34">oszczędzaniu wody</text:span>, a następnie nagle <text:span text:style-name="T34">dygresji </text:span>o niedawnych wakacjach) lub <text:span text:style-name="T35">w celu </text:span>zmian<text:span text:style-name="T35">y</text:span> osoby<text:span text:style-name="T35">, do której się mówi</text:span> (na przykład mówienie do jednej osoby, a następnie <text:span text:style-name="T35">w połowie zdania </text:span>nagłe odwrócenie się i mówienie do innej osoby).</text:p>
      <text:p text:style-name="Ćwicz2_20_-_20_steno">gjuwecz<text:span text:style-name="T37"><text:tab/></text:span> pjany <text:tab/>pjanica<text:span text:style-name="T37"> <text:tab/><text:tab/></text:span>sjena <text:tab/><text:tab/>sjesta</text:p>
      <text:p text:style-name="Ćwicz2_20_-_20_steno">tjandi <text:tab/>wjazd <text:tab/>wjechać <text:s/><text:span text:style-name="T37"><text:tab/></text:span>zjawa <text:tab/><text:tab/>zjed</text:p>
      <text:p text:style-name="Ćwicz2_20_-_20_steno">brać <text:tab/>broda <text:tab/>chrap <text:tab/><text:tab/>chrobot <text:span text:style-name="T36"><text:tab/></text:span><text:tab/>drab</text:p>
      <text:p text:style-name="Ćwicz2_20_-_20_steno">drugi <text:tab/>fraza <text:tab/>fruwać <text:tab/><text:tab/>grom <text:tab/><text:tab/>grób</text:p>
      <text:p text:style-name="Ćwicz2_20_-_20_steno">hrabina <text:span text:style-name="T36"><text:tab/></text:span>hrym <text:tab/>krach <text:tab/><text:tab/>kruża <text:tab/><text:tab/>mroz</text:p>
      <text:p text:style-name="Ćwicz2_20_-_20_steno">mrówa <text:tab/>praca <text:tab/>pruć <text:s/><text:tab/><text:tab/>srogi <text:s/><text:tab/><text:tab/>sraczyk</text:p>
      <text:p text:style-name="Ćwicz2_20_-_20_steno">średni <text:tab/>śron <text:s/><text:tab/>szrafy <text:tab/><text:tab/>szrot <text:tab/><text:tab/>tram</text:p>
      <text:p text:style-name="Ćwicz2_20_-_20_steno">trud <text:s/><text:tab/>wrota <text:tab/>wrąb <text:tab/><text:tab/>zranić <text:tab/><text:tab/>zrosnąć</text:p>
      <text:p text:style-name="Ćwicz2_20_-_20_steno">źreb <text:s/><text:tab/>źródło <text:tab/>żrący <text:tab/><text:tab/>żreć</text:p>
      <text:p text:style-name="Text_20_body"/>
      <text:h text:style-name="P2" text:outline-level="2">Lekcja 18</text:h>
      <text:h text:style-name="Heading_20_3" text:outline-level="3">Kombinacje <text:span text:style-name="T39">lewostronne </text:span>kończące się na L oraz Ł</text:h>
      <text:h text:style-name="Heading_20_4" text:outline-level="4">Kombinacje <text:span text:style-name="T39">lewostronne </text:span>kończące się na L</text:h>
      <text:p text:style-name="P53">W tej kategorii będzie dużo uproszczeń. <text:span text:style-name="T38">Głoski </text:span><text:span text:style-name="T1">Ś</text:span> i <text:span text:style-name="T1">Ź</text:span> nie <text:span text:style-name="T38">zostały odróżnione od</text:span> <text:span text:style-name="T1">S</text:span> i <text:span text:style-name="T1">Z</text:span><text:span text:style-name="T38"> postawionych</text:span> przed <text:span text:style-name="T1">L</text:span>.</text:p>
      <text:p text:style-name="P8"><text:span text:style-name="T1">Uwaga</text:span>: kombinacje kończące się na <text:span text:style-name="T1">L</text:span> i <text:span text:style-name="T1">Ł</text:span> zostaną zapisane z <text:span text:style-name="T1">L</text:span>. Jeśli istnieje przypadek, w którym występuje słowo lub część słowa, które wymagają tych samych dokładnych kluczy, opcja z L doda klawisz <text:span text:style-name="T1">*</text:span>. Część wyrazowa „<text:span text:style-name="T1">klam</text:span>” = <text:span text:style-name="T5">KL*ACS</text:span>; część słowna „<text:span text:style-name="T1">kłam</text:span>” = <text:span text:style-name="T5">KLACS</text:span></text:p>
      <text:p text:style-name="Text_20_body"/>
      <text:p text:style-name="P54"/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27">Grupa</text:p>
          </table:table-cell>
          <table:table-cell table:style-name="Tabela3.A1" office:value-type="string">
            <text:p text:style-name="P15">Klawisze</text:p>
          </table:table-cell>
          <table:table-cell table:style-name="Tabela3.A1" office:value-type="string">
            <text:p text:style-name="P27">Przykłady</text:p>
          </table:table-cell>
        </table:table-row>
        <table:table-row table:style-name="Tabela3.1">
          <table:table-cell table:style-name="Tabela3.A2" office:value-type="string">
            <text:p text:style-name="P32">b<text:span text:style-name="T39">l</text:span></text:p>
          </table:table-cell>
          <table:table-cell table:style-name="Tabela3.A2" office:value-type="string">
            <text:p text:style-name="P20">P<text:span text:style-name="T39">L</text:span>J</text:p>
          </table:table-cell>
          <table:table-cell table:style-name="Tabela3.A2" office:value-type="string">
            <text:p text:style-name="P35">blat, blich</text:p>
          </table:table-cell>
        </table:table-row>
        <table:table-row table:style-name="Tabela3.1">
          <table:table-cell table:style-name="Tabela3.A2" office:value-type="string">
            <text:p text:style-name="P32">c<text:span text:style-name="T39">l</text:span></text:p>
          </table:table-cell>
          <table:table-cell table:style-name="Tabela3.A2" office:value-type="string">
            <text:p text:style-name="P22">ZSL</text:p>
          </table:table-cell>
          <table:table-cell table:style-name="Tabela3.A2" office:value-type="string">
            <text:p text:style-name="P35">clić</text:p>
          </table:table-cell>
        </table:table-row>
        <table:table-row table:style-name="Tabela3.1">
          <table:table-cell table:style-name="Tabela3.A2" office:value-type="string">
            <text:p text:style-name="P35">chl</text:p>
          </table:table-cell>
          <table:table-cell table:style-name="Tabela3.A2" office:value-type="string">
            <text:p text:style-name="P22">KTL</text:p>
          </table:table-cell>
          <table:table-cell table:style-name="Tabela3.A2" office:value-type="string">
            <text:p text:style-name="P35">chlać, chleb</text:p>
          </table:table-cell>
        </table:table-row>
        <table:table-row table:style-name="Tabela3.1">
          <table:table-cell table:style-name="Tabela3.A2" office:value-type="string">
            <text:p text:style-name="P35">dl</text:p>
          </table:table-cell>
          <table:table-cell table:style-name="Tabela3.A2" office:value-type="string">
            <text:p text:style-name="P22">TRL</text:p>
          </table:table-cell>
          <table:table-cell table:style-name="Tabela3.A2" office:value-type="string">
            <text:p text:style-name="P35">dla, dlań</text:p>
          </table:table-cell>
        </table:table-row>
        <table:table-row table:style-name="Tabela3.1">
          <table:table-cell table:style-name="Tabela3.A2" office:value-type="string">
            <text:p text:style-name="P35">fl</text:p>
          </table:table-cell>
          <table:table-cell table:style-name="Tabela3.A2" office:value-type="string">
            <text:p text:style-name="P22">FL</text:p>
          </table:table-cell>
          <table:table-cell table:style-name="Tabela3.A2" office:value-type="string">
            <text:p text:style-name="P35">flauta, flik</text:p>
          </table:table-cell>
        </table:table-row>
        <table:table-row table:style-name="Tabela3.1">
          <table:table-cell table:style-name="Tabela3.A2" office:value-type="string">
            <text:p text:style-name="P32">h<text:span text:style-name="T39">l</text:span></text:p>
          </table:table-cell>
          <table:table-cell table:style-name="Tabela3.A2" office:value-type="string">
            <text:p text:style-name="P22">KTLJ</text:p>
          </table:table-cell>
          <table:table-cell table:style-name="Tabela3.A2" office:value-type="string">
            <text:p text:style-name="P35">hlak, hlaczek</text:p>
          </table:table-cell>
        </table:table-row>
        <table:table-row table:style-name="Tabela3.1">
          <table:table-cell table:style-name="Tabela3.A2" office:value-type="string">
            <text:p text:style-name="P32">k<text:span text:style-name="T39">l</text:span></text:p>
          </table:table-cell>
          <table:table-cell table:style-name="Tabela3.A2" office:value-type="string">
            <text:p text:style-name="P22">KL</text:p>
          </table:table-cell>
          <table:table-cell table:style-name="Tabela3.A2" office:value-type="string">
            <text:p text:style-name="P35">klasa, klucz</text:p>
          </table:table-cell>
        </table:table-row>
        <table:table-row table:style-name="Tabela3.1">
          <table:table-cell table:style-name="Tabela3.A2" office:value-type="string">
            <text:p text:style-name="P32">m<text:span text:style-name="T39">l</text:span></text:p>
          </table:table-cell>
          <table:table-cell table:style-name="Tabela3.A2" office:value-type="string">
            <text:p text:style-name="P22">KPL</text:p>
          </table:table-cell>
          <table:table-cell table:style-name="Tabela3.A2" office:value-type="string">
            <text:p text:style-name="P35">mleczak, mleć</text:p>
          </table:table-cell>
        </table:table-row>
        <table:table-row table:style-name="Tabela3.1">
          <table:table-cell table:style-name="Tabela3.A2" office:value-type="string">
            <text:p text:style-name="P32">p<text:span text:style-name="T39">l</text:span></text:p>
          </table:table-cell>
          <table:table-cell table:style-name="Tabela3.A2" office:value-type="string">
            <text:p text:style-name="P22">PL</text:p>
          </table:table-cell>
          <table:table-cell table:style-name="Tabela3.A2" office:value-type="string">
            <text:p text:style-name="P35">plan, pleć</text:p>
          </table:table-cell>
        </table:table-row>
        <table:table-row table:style-name="Tabela3.1">
          <table:table-cell table:style-name="Tabela3.A2" office:value-type="string">
            <text:p text:style-name="P32">s<text:span text:style-name="T39">l</text:span></text:p>
          </table:table-cell>
          <table:table-cell table:style-name="Tabela3.A2" office:value-type="string">
            <text:p text:style-name="P22">SL</text:p>
          </table:table-cell>
          <table:table-cell table:style-name="Tabela3.A2" office:value-type="string">
            <text:p text:style-name="P35">slab, slup</text:p>
          </table:table-cell>
        </table:table-row>
        <table:table-row table:style-name="Tabela3.1">
          <table:table-cell table:style-name="Tabela3.A2" office:value-type="string">
            <text:p text:style-name="P32">ś<text:span text:style-name="T39">l</text:span></text:p>
          </table:table-cell>
          <table:table-cell table:style-name="Tabela3.A2" office:value-type="string">
            <text:p text:style-name="P44">SL</text:p>
          </table:table-cell>
          <table:table-cell table:style-name="Tabela3.A2" office:value-type="string">
            <text:p text:style-name="P35">ślad, ślub</text:p>
          </table:table-cell>
        </table:table-row>
        <table:table-row table:style-name="Tabela3.1">
          <table:table-cell table:style-name="Tabela3.A2" office:value-type="string">
            <text:p text:style-name="P32">sz<text:span text:style-name="T39">l</text:span></text:p>
          </table:table-cell>
          <table:table-cell table:style-name="Tabela3.A2" office:value-type="string">
            <text:p text:style-name="P22">TPL</text:p>
          </table:table-cell>
          <table:table-cell table:style-name="Tabela3.A2" office:value-type="string">
            <text:p text:style-name="P35">szlag, szlem</text:p>
          </table:table-cell>
        </table:table-row>
        <table:table-row table:style-name="Tabela3.1">
          <table:table-cell table:style-name="Tabela3.A2" office:value-type="string">
            <text:p text:style-name="P32">t<text:span text:style-name="T39">l</text:span></text:p>
          </table:table-cell>
          <table:table-cell table:style-name="Tabela3.A2" office:value-type="string">
            <text:p text:style-name="P20">T<text:span text:style-name="T39">L</text:span></text:p>
          </table:table-cell>
          <table:table-cell table:style-name="Tabela3.A2" office:value-type="string">
            <text:p text:style-name="P35">tleć, tlić</text:p>
          </table:table-cell>
        </table:table-row>
        <table:table-row table:style-name="Tabela3.1">
          <table:table-cell table:style-name="Tabela3.A2" office:value-type="string">
            <text:p text:style-name="P32">w<text:span text:style-name="T39">l</text:span></text:p>
          </table:table-cell>
          <table:table-cell table:style-name="Tabela3.A2" office:value-type="string">
            <text:p text:style-name="P20">V<text:span text:style-name="T39">L</text:span></text:p>
          </table:table-cell>
          <table:table-cell table:style-name="Tabela3.A2" office:value-type="string">
            <text:p text:style-name="P35">wlew, wlot</text:p>
          </table:table-cell>
        </table:table-row>
        <table:table-row table:style-name="Tabela3.1">
          <table:table-cell table:style-name="Tabela3.A2" office:value-type="string">
            <text:p text:style-name="P32">z<text:span text:style-name="T39">l</text:span></text:p>
          </table:table-cell>
          <table:table-cell table:style-name="Tabela3.A2" office:value-type="string">
            <text:p text:style-name="P20">Z<text:span text:style-name="T39">L</text:span></text:p>
          </table:table-cell>
          <table:table-cell table:style-name="Tabela3.A2" office:value-type="string">
            <text:p text:style-name="P35">zlepić, zlutować</text:p>
          </table:table-cell>
        </table:table-row>
        <table:table-row table:style-name="Tabela3.1">
          <table:table-cell table:style-name="Tabela3.A2" office:value-type="string">
            <text:p text:style-name="P32">ź<text:span text:style-name="T39">l</text:span></text:p>
          </table:table-cell>
          <table:table-cell table:style-name="Tabela3.A2" office:value-type="string">
            <text:p text:style-name="P42">Z<text:span text:style-name="T39">L</text:span></text:p>
          </table:table-cell>
          <table:table-cell table:style-name="Tabela3.A2" office:value-type="string">
            <text:p text:style-name="P35">źle, źlebik</text:p>
          </table:table-cell>
        </table:table-row>
        <table:table-row table:style-name="Tabela3.1">
          <table:table-cell table:style-name="Tabela3.A2" office:value-type="string">
            <text:p text:style-name="P32">ż<text:span text:style-name="T39">l</text:span></text:p>
          </table:table-cell>
          <table:table-cell table:style-name="Tabela3.A2" office:value-type="string">
            <text:p text:style-name="P20">TP<text:span text:style-name="T39">L</text:span>J</text:p>
          </table:table-cell>
          <table:table-cell table:style-name="Tabela3.A2" office:value-type="string">
            <text:p text:style-name="P35">żleb</text:p>
          </table:table-cell>
        </table:table-row>
      </table:table>
      <text:p text:style-name="Text_20_body"/>
      <text:h text:style-name="Heading_20_4" text:outline-level="4"><text:soft-page-break/>Kombinacje lewostronne kończące się na Ł</text:h>
      <text:p text:style-name="P55"/>
      <table:table table:name="Tabela4" table:style-name="Tabela4">
        <table:table-column table:style-name="Tabela4.A"/>
        <table:table-column table:style-name="Tabela4.B" table:number-columns-repeated="2"/>
        <table:table-row table:style-name="Tabela4.1">
          <table:table-cell table:style-name="Tabela4.A1" office:value-type="string">
            <text:p text:style-name="P27">Grupa</text:p>
          </table:table-cell>
          <table:table-cell table:style-name="Tabela4.A1" office:value-type="string">
            <text:p text:style-name="P15">Klawisze</text:p>
          </table:table-cell>
          <table:table-cell table:style-name="Tabela4.A1" office:value-type="string">
            <text:p text:style-name="P27">Przykłady</text:p>
          </table:table-cell>
        </table:table-row>
        <table:table-row table:style-name="Tabela4.1">
          <table:table-cell table:style-name="Tabela4.A2" office:value-type="string">
            <text:p text:style-name="P32">b<text:span text:style-name="T40">ł</text:span></text:p>
          </table:table-cell>
          <table:table-cell table:style-name="Tabela4.A2" office:value-type="string">
            <text:p text:style-name="P42">P<text:span text:style-name="T39">L</text:span>J</text:p>
          </table:table-cell>
          <table:table-cell table:style-name="Tabela4.A2" office:value-type="string">
            <text:p text:style-name="P35">blat, blich</text:p>
          </table:table-cell>
        </table:table-row>
        <table:table-row table:style-name="Tabela4.1">
          <table:table-cell table:style-name="Tabela4.A2" office:value-type="string">
            <text:p text:style-name="P32">c<text:span text:style-name="T40">ł</text:span></text:p>
          </table:table-cell>
          <table:table-cell table:style-name="Tabela4.A2" office:value-type="string">
            <text:p text:style-name="P44">Z<text:span text:style-name="T40">T</text:span>L</text:p>
          </table:table-cell>
          <table:table-cell table:style-name="Tabela4.A2" office:value-type="string">
            <text:p text:style-name="P35">clić</text:p>
          </table:table-cell>
        </table:table-row>
        <table:table-row table:style-name="Tabela4.1">
          <table:table-cell table:style-name="Tabela4.A2" office:value-type="string">
            <text:p text:style-name="P35">ch<text:span text:style-name="T40">ł</text:span></text:p>
          </table:table-cell>
          <table:table-cell table:style-name="Tabela4.A2" office:value-type="string">
            <text:p text:style-name="P44">KTL</text:p>
          </table:table-cell>
          <table:table-cell table:style-name="Tabela4.A2" office:value-type="string">
            <text:p text:style-name="P35">chlać, chleb</text:p>
          </table:table-cell>
        </table:table-row>
        <table:table-row table:style-name="Tabela4.1">
          <table:table-cell table:style-name="Tabela4.A2" office:value-type="string">
            <text:p text:style-name="Table" text:cond-style-name="P36">czł</text:p>
          </table:table-cell>
          <table:table-cell table:style-name="Tabela4.A2" office:value-type="string">
            <text:p text:style-name="Table" text:cond-style-name="P45">PVL</text:p>
          </table:table-cell>
          <table:table-cell table:style-name="Tabela4.A2" office:value-type="string">
            <text:p text:style-name="Table" text:cond-style-name="P36">człon, człowiek</text:p>
          </table:table-cell>
        </table:table-row>
        <table:table-row table:style-name="Tabela4.1">
          <table:table-cell table:style-name="Tabela4.A2" office:value-type="string">
            <text:p text:style-name="P35">d<text:span text:style-name="T40">ł</text:span></text:p>
          </table:table-cell>
          <table:table-cell table:style-name="Tabela4.A2" office:value-type="string">
            <text:p text:style-name="P44">TL<text:span text:style-name="T40">J</text:span></text:p>
          </table:table-cell>
          <table:table-cell table:style-name="Tabela4.A2" office:value-type="string">
            <text:p text:style-name="P35">dla, dlań</text:p>
          </table:table-cell>
        </table:table-row>
        <table:table-row table:style-name="Tabela4.1">
          <table:table-cell table:style-name="Tabela4.A2" office:value-type="string">
            <text:p text:style-name="P35"><text:span text:style-name="T40">gł</text:span></text:p>
          </table:table-cell>
          <table:table-cell table:style-name="Tabela4.A2" office:value-type="string">
            <text:p text:style-name="P44"><text:span text:style-name="T40">K</text:span>L<text:span text:style-name="T40">J</text:span></text:p>
          </table:table-cell>
          <table:table-cell table:style-name="Tabela4.A2" office:value-type="string">
            <text:p text:style-name="P35">flauta, flik</text:p>
          </table:table-cell>
        </table:table-row>
        <table:table-row table:style-name="Tabela4.1">
          <table:table-cell table:style-name="Tabela4.A2" office:value-type="string">
            <text:p text:style-name="P32">h<text:span text:style-name="T40">ł</text:span></text:p>
          </table:table-cell>
          <table:table-cell table:style-name="Tabela4.A2" office:value-type="string">
            <text:p text:style-name="P44">KTLJ</text:p>
          </table:table-cell>
          <table:table-cell table:style-name="Tabela4.A2" office:value-type="string">
            <text:p text:style-name="P35">hlak, hlaczek</text:p>
          </table:table-cell>
        </table:table-row>
        <table:table-row table:style-name="Tabela4.1">
          <table:table-cell table:style-name="Tabela4.A2" office:value-type="string">
            <text:p text:style-name="P32">k<text:span text:style-name="T40">ł</text:span></text:p>
          </table:table-cell>
          <table:table-cell table:style-name="Tabela4.A2" office:value-type="string">
            <text:p text:style-name="P44">KL</text:p>
          </table:table-cell>
          <table:table-cell table:style-name="Tabela4.A2" office:value-type="string">
            <text:p text:style-name="P35">klasa, klucz</text:p>
          </table:table-cell>
        </table:table-row>
        <table:table-row table:style-name="Tabela4.1">
          <table:table-cell table:style-name="Tabela4.A2" office:value-type="string">
            <text:p text:style-name="P32">m<text:span text:style-name="T40">ł</text:span></text:p>
          </table:table-cell>
          <table:table-cell table:style-name="Tabela4.A2" office:value-type="string">
            <text:p text:style-name="P44">KPL</text:p>
          </table:table-cell>
          <table:table-cell table:style-name="Tabela4.A2" office:value-type="string">
            <text:p text:style-name="P35">mleczak, mleć</text:p>
          </table:table-cell>
        </table:table-row>
        <table:table-row table:style-name="Tabela4.1">
          <table:table-cell table:style-name="Tabela4.A2" office:value-type="string">
            <text:p text:style-name="P32">p<text:span text:style-name="T40">ł</text:span></text:p>
          </table:table-cell>
          <table:table-cell table:style-name="Tabela4.A2" office:value-type="string">
            <text:p text:style-name="P44">PL</text:p>
          </table:table-cell>
          <table:table-cell table:style-name="Tabela4.A2" office:value-type="string">
            <text:p text:style-name="P35">plan, pleć</text:p>
          </table:table-cell>
        </table:table-row>
        <table:table-row table:style-name="Tabela4.1">
          <table:table-cell table:style-name="Tabela4.A2" office:value-type="string">
            <text:p text:style-name="P32">s<text:span text:style-name="T40">ł</text:span></text:p>
          </table:table-cell>
          <table:table-cell table:style-name="Tabela4.A2" office:value-type="string">
            <text:p text:style-name="P44">SL</text:p>
          </table:table-cell>
          <table:table-cell table:style-name="Tabela4.A2" office:value-type="string">
            <text:p text:style-name="P35">slab, slup</text:p>
          </table:table-cell>
        </table:table-row>
        <table:table-row table:style-name="Tabela4.1">
          <table:table-cell table:style-name="Tabela4.A2" office:value-type="string">
            <text:p text:style-name="P32">sz<text:span text:style-name="T40">ł</text:span></text:p>
          </table:table-cell>
          <table:table-cell table:style-name="Tabela4.A2" office:value-type="string">
            <text:p text:style-name="P44">TPL</text:p>
          </table:table-cell>
          <table:table-cell table:style-name="Tabela4.A2" office:value-type="string">
            <text:p text:style-name="P35">szlag, szlem</text:p>
          </table:table-cell>
        </table:table-row>
        <table:table-row table:style-name="Tabela4.1">
          <table:table-cell table:style-name="Tabela4.A2" office:value-type="string">
            <text:p text:style-name="P32">t<text:span text:style-name="T40">ł</text:span></text:p>
          </table:table-cell>
          <table:table-cell table:style-name="Tabela4.A2" office:value-type="string">
            <text:p text:style-name="P42">T<text:span text:style-name="T39">L</text:span></text:p>
          </table:table-cell>
          <table:table-cell table:style-name="Tabela4.A2" office:value-type="string">
            <text:p text:style-name="P35">tleć, tlić</text:p>
          </table:table-cell>
        </table:table-row>
        <table:table-row table:style-name="Tabela4.1">
          <table:table-cell table:style-name="Tabela4.A2" office:value-type="string">
            <text:p text:style-name="P32">w<text:span text:style-name="T40">ł</text:span></text:p>
          </table:table-cell>
          <table:table-cell table:style-name="Tabela4.A2" office:value-type="string">
            <text:p text:style-name="P42">V<text:span text:style-name="T39">L</text:span></text:p>
          </table:table-cell>
          <table:table-cell table:style-name="Tabela4.A2" office:value-type="string">
            <text:p text:style-name="P35">wlew, wlot</text:p>
          </table:table-cell>
        </table:table-row>
        <table:table-row table:style-name="Tabela4.1">
          <table:table-cell table:style-name="Tabela4.A2" office:value-type="string">
            <text:p text:style-name="P32">z<text:span text:style-name="T40">ł</text:span></text:p>
          </table:table-cell>
          <table:table-cell table:style-name="Tabela4.A2" office:value-type="string">
            <text:p text:style-name="P42">Z<text:span text:style-name="T39">L</text:span></text:p>
          </table:table-cell>
          <table:table-cell table:style-name="Tabela4.A2" office:value-type="string">
            <text:p text:style-name="P35">zlepić, zlutować</text:p>
          </table:table-cell>
        </table:table-row>
        <table:table-row table:style-name="Tabela4.1">
          <table:table-cell table:style-name="Tabela4.A2" office:value-type="string">
            <text:p text:style-name="P32">ż<text:span text:style-name="T40">ł</text:span></text:p>
          </table:table-cell>
          <table:table-cell table:style-name="Tabela4.A2" office:value-type="string">
            <text:p text:style-name="P42">TP<text:span text:style-name="T39">L</text:span>J</text:p>
          </table:table-cell>
          <table:table-cell table:style-name="Tabela4.A2" office:value-type="string">
            <text:p text:style-name="P35">żleb</text:p>
          </table:table-cell>
        </table:table-row>
      </table:table>
      <text:p text:style-name="Text_20_body"/>
      <text:p text:style-name="P54"/>
      <text:h text:style-name="P4" text:outline-level="4">Ćwiczenie nr 2<text:span text:style-name="T41">2</text:span>.</text:h>
      <text:p text:style-name="P56"><text:span text:style-name="T34">Napiszcie akordami podane wyrazy. </text:span>W razie potrzeby podziel<text:span text:style-name="T33">cie</text:span> <text:span text:style-name="T34">je </text:span>na <text:span text:style-name="T34">rdzeń (część wyrazową)</text:span> i <text:span text:style-name="T33">sufiks</text:span>. <text:span text:style-name="T34">Dzieląc słowa na akordy </text:span>pisz<text:span text:style-name="T34">cie</text:span> <text:span text:style-name="T41">wielokropek</text:span> ( <text:span text:style-name="T1">…</text:span> ) między każdym akordem. <text:span text:style-name="T54">Wielokropek koduje się</text:span> jako <text:span text:style-name="T6">ZK-ST</text:span>.</text:p>
      <text:p text:style-name="Ćwicz2_20_-_20_steno">blat <text:s/><text:span text:style-name="T42"><text:tab/></text:span>blich <text:s/><text:span text:style-name="T42"><text:tab/></text:span>chlać <text:span text:style-name="T42"><text:tab/></text:span>chleb <text:span text:style-name="T42"><text:tab/><text:tab/></text:span>dla</text:p>
      <text:p text:style-name="Ćwicz2_20_-_20_steno">dlań <text:s/><text:span text:style-name="T42"><text:tab/></text:span>flauta <text:span text:style-name="T42"><text:tab/></text:span>flik <text:s/><text:span text:style-name="T42"><text:tab/></text:span>glej <text:span text:style-name="T42"><text:tab/><text:tab/></text:span>glob</text:p>
      <text:p text:style-name="Ćwicz2_20_-_20_steno">hlak <text:s/><text:span text:style-name="T42"><text:tab/></text:span>hlaczek <text:span text:style-name="T42"><text:tab/></text:span>klasa <text:s/><text:span text:style-name="T42"><text:tab/></text:span>klucz <text:span text:style-name="T42"><text:tab/><text:tab/></text:span>mleczak</text:p>
      <text:p text:style-name="Ćwicz2_20_-_20_steno">plan <text:s/><text:span text:style-name="T42"><text:tab/></text:span>pleć <text:s/><text:span text:style-name="T42"><text:tab/></text:span>slab <text:s/><text:span text:style-name="T42"><text:tab/></text:span>slup <text:span text:style-name="T42"><text:tab/><text:tab/></text:span>ślad</text:p>
      <text:p text:style-name="Ćwicz2_20_-_20_steno">ślub <text:s/><text:span text:style-name="T42"><text:tab/></text:span>szlag <text:s/><text:span text:style-name="T42"><text:tab/></text:span>szlem <text:span text:style-name="T42"><text:tab/></text:span>tleć <text:span text:style-name="T42"><text:tab/><text:tab/></text:span>tlić</text:p>
      <text:p text:style-name="Ćwicz2_20_-_20_steno">wlew <text:span text:style-name="T42"><text:tab/></text:span>wlot <text:s/><text:span text:style-name="T42"><text:tab/></text:span>zlepić <text:span text:style-name="T42"><text:tab/></text:span>zlutować <text:span text:style-name="T42"><text:tab/></text:span>źle</text:p>
      <text:p text:style-name="Ćwicz2_20_-_20_steno">źlebik <text:span text:style-name="T42"><text:tab/></text:span>żleb <text:s/><text:span text:style-name="T42"><text:tab/></text:span>błąd <text:s/><text:span text:style-name="T42"><text:tab/></text:span>błona <text:span text:style-name="T42"><text:tab/><text:tab/></text:span>cło</text:p>
      <text:p text:style-name="Ćwicz2_20_-_20_steno">cłapać <text:span text:style-name="T42"><text:tab/></text:span>chłam <text:span text:style-name="T42"><text:tab/></text:span>chłop <text:span text:style-name="T42"><text:tab/></text:span>człon <text:span text:style-name="T42"><text:tab/><text:tab/></text:span>dłoń</text:p>
      <text:p text:style-name="Ćwicz2_20_-_20_steno">długi <text:s/><text:span text:style-name="T42"><text:tab/></text:span>głęboki <text:span text:style-name="T42"><text:tab/></text:span>głos <text:s/><text:span text:style-name="T42"><text:tab/></text:span>hładysza <text:span text:style-name="T42"><text:tab/></text:span>kłamać</text:p>
      <text:p text:style-name="Ćwicz2_20_-_20_steno">kłopot <text:span text:style-name="T42"><text:tab/></text:span>młody <text:span text:style-name="T42"><text:tab/></text:span>młyn <text:s/><text:span text:style-name="T42"><text:tab/></text:span>płat <text:s/><text:span text:style-name="T42"><text:tab/><text:tab/></text:span>płeć</text:p>
      <text:p text:style-name="Ćwicz2_20_-_20_steno">słaby <text:s/><text:span text:style-name="T42"><text:tab/></text:span>słonik <text:span text:style-name="T42"><text:tab/></text:span>szłap <text:s/><text:span text:style-name="T42"><text:tab/></text:span>szłyk <text:s/><text:span text:style-name="T42"><text:tab/><text:tab/></text:span>tłok</text:p>
      <text:p text:style-name="Ćwicz2_20_-_20_steno">tłumik <text:span text:style-name="T42"><text:tab/></text:span>włam <text:span text:style-name="T42"><text:tab/></text:span>włók <text:s/><text:span text:style-name="T42"><text:tab/></text:span>złazić <text:span text:style-name="T42"><text:tab/><text:tab/></text:span>żł<text:span text:style-name="T43">o</text:span>pnąć</text:p>
      <text:h text:style-name="P2" text:outline-level="2">Lekcja 19</text:h>
      <text:h text:style-name="Heading_20_3" text:outline-level="3">Sylabiczne L, R oraz RZ</text:h>
      <text:p text:style-name="Text_20_body">Musimy podzielić <text:span text:style-name="T44">omówienie tej kwestii</text:span> na dwie części: kombinacje z samogłoską i te bez samogłoski w <text:span text:style-name="T44">słowie (lub części słowa</text:span><text:span text:style-name="T45">, lub rdzeniu wyrazu</text:span><text:span text:style-name="T44">)</text:span>. Przyjrzyjmy się najpierw tym bez samogłoski, ponieważ mieliśmy już do czynienia z częściami <text:span text:style-name="T44">słów</text:span> zawierającymi samogłoskę i znamy ich działanie.</text:p>
      <text:h text:style-name="Heading_20_4" text:outline-level="4">Sylabiczne L oraz R</text:h>
      <text:p text:style-name="P57">Pamiętacie to z wcześniejszych części kursu?</text:p>
      <text:p text:style-name="P57"/>
      <text:p text:style-name="P58"><text:span text:style-name="T45">Rdzenie</text:span> wyrazów, które mają <text:span text:style-name="T45">sylabiczne</text:span> R lub L<text:span text:style-name="T45"> </text:span><text:span text:style-name="T46">(czyli takie, w których R lub L pełnią rolę samogłoski – w języku polskim bardzo rzadkie)</text:span>, wyglądają następująco:</text:p>
      <text:p text:style-name="Ćwicz3_20_-_20_steno">CCCC-CCCC</text:p>
      <text:p text:style-name="P58">Technicznie rzecz biorąc, <text:span text:style-name="T45">sylabiczne</text:span> <text:span text:style-name="T1">R</text:span> i <text:span text:style-name="T1">L</text:span> nie istnieją w języku polskim. Znajdujemy jednak sporo słów lub części wyrazów, które zawierają <text:span text:style-name="T1">R</text:span>, <text:span text:style-name="T1">RZ</text:span>, <text:span text:style-name="T1">L</text:span>, a nawet <text:span text:style-name="T1">Ł</text:span> otoczone fonemami spółgłos<text:span text:style-name="T45">kowymi</text:span>. Wiele z tych słów lub ich części jest bardzo podobnych do czeskich i słowackich słów z <text:span text:style-name="T45">sylabicznym</text:span> <text:span text:style-name="T1">R</text:span>; dlatego<text:span text:style-name="T45"> tak właśnie</text:span> będziemy je traktować<text:span text:style-name="T45">.</text:span> Dlaczego mielibyśmy to robić? Cóż, <text:span text:style-name="T45">w przeciwnym wypadku</text:span> okazałoby się, że te akordy byłyby dość złożone po lewej stronie i<text:span text:style-name="T45"> przez to</text:span> <text:span text:style-name="T45">pozbawione równowagi</text:span>. Sprawiłoby to, że dokładne <text:span text:style-name="T45">ich wpisywanie</text:span> <text:span text:style-name="T45">stałoby się</text:span> dość problematyczne, szczególnie przy <text:span text:style-name="T45">dużych</text:span> prędkościach.</text:p>
      <text:p text:style-name="P58">Rozważmy słowo „<text:span text:style-name="T3">brew</text:span>”. Jest napisany jako <text:span text:style-name="T5">PRJE*W</text:span>. To całkiem proste. Jednak <text:span text:style-name="T45">podczas deklinacji</text:span> <text:span text:style-name="T48">wychodzi</text:span>, jak złożona staje się część słowna: <text:span text:style-name="T1">brwi</text:span>. W <text:span text:style-name="T47">n</text:span><text:span text:style-name="T45">arzędniku </text:span>liczbi<text:span text:style-name="T45">y</text:span> mnogiej<text:span text:style-name="T45"> (</text:span><text:span text:style-name="T13">instrumentalne </text:span><text:span text:style-name="T14">K</text:span><text:span text:style-name="T13">im? </text:span><text:span text:style-name="T14">C</text:span><text:span text:style-name="T13">zym?</text:span><text:span text:style-name="T45">) </text:span><text:span text:style-name="T49">staje się</text:span> to „<text:span text:style-name="T1">brwiami</text:span>”. Z takimi słowami napiszemy pierwszy akord jako <text:span text:style-name="T5">PRJ-W</text:span>, a drugi akord będzie zawierał końcówkę <text:span text:style-name="T47">w postaci </text:span>sufiksu. Wierzcie lub nie, ale jest to o wiele prostsze niż stłoczenie wszystkich spółgłosek <text:span text:style-name="T47">pod lewą ręką</text:span> i pisanie <text:span text:style-name="T47">głosu sylaby „</text:span><text:span text:style-name="T7">I</text:span><text:span text:style-name="T47">”</text:span> prawą ręką. Pozwala nam również na ponowne wykorzystanie naszych akordów. <text:span text:style-name="T49">Używamy</text:span> <text:span text:style-name="T5">PRJ-W</text:span> we wszystkich przypadkach z wyjątkiem mianownika i biernika liczby pojedynczej <text:span text:style-name="T47">(</text:span><text:span text:style-name="T14">Kto? Co? </text:span><text:span text:style-name="T20">oraz</text:span><text:span text:style-name="T14"> Kogo? C</text:span><text:span text:style-name="T15">o</text:span><text:span text:style-name="T14">?</text:span><text:span text:style-name="T47">)</text:span>. Wszystkie inne przypadki miałyby <text:span text:style-name="T5">PRJ-W</text:span> jako pierwsz<text:span text:style-name="T50">y</text:span> akord. I oczywiście <text:span text:style-name="T50">akordy sufiksów nadają się do użycia także w przypadku mnóstwa innych słów</text:span>.</text:p>
      <text:p text:style-name="P58">Ilekroć w słowie pojawia się którykolwiek z następujących rdzeni, traktuj je jako quasi-<text:span text:style-name="T50">sylabiczne</text:span> części wyrazu; to znaczy, że spółgłoski p<text:span text:style-name="T50">rzed</text:span> <text:span text:style-name="T1">R</text:span>, <text:span text:style-name="T1">RZ</text:span>, <text:span text:style-name="T1">L</text:span> lub <text:span text:style-name="T1">Ł</text:span> powinny być obsługiwane lewą ręką, a każda spółgłoska po tych literach <text:span text:style-name="T50">idzie pod prawą</text:span>. <text:span text:style-name="T50">Poniższa</text:span> lista nie <text:span text:style-name="T50">wyczerpuje wszystkich możliwości</text:span>. <text:span text:style-name="T50">M</text:span>a pomóc w rozpoznaniu elementów quasi-<text:span text:style-name="T50">sylabicznych</text:span>.</text:p>
      <text:p text:style-name="Ćwicz2_20_-_20_steno">brd <text:s text:c="3"/>brdz <text:s text:c="2"/>brdź <text:s text:c="2"/>brn <text:s text:c="3"/>brn <text:s text:c="5"/>brw <text:s text:c="5"/>brzd <text:s text:c="4"/>brzm <text:s/>drg <text:s text:c="2"/>drw</text:p>
      <text:p text:style-name="Ćwicz2_20_-_20_steno">drzw <text:s/>grd <text:s text:c="3"/><text:span text:style-name="T51">g</text:span>rzb <text:s text:c="2"/>grzd <text:s text:c="2"/>grzm <text:s/>chrzci <text:s/>chrzcz <text:s/>chrzt <text:s/>kln <text:s text:c="3"/>klń</text:p>
      <text:p text:style-name="Ćwicz2_20_-_20_steno"><text:soft-page-break/>klw <text:s text:c="3"/>krn <text:s text:c="4"/>krt <text:s text:c="5"/>krw <text:s text:c="3"/>krzci <text:s text:c="2"/>krzcz <text:s text:c="2"/>krzn <text:s text:c="6"/>krzt <text:s text:c="3"/>plw <text:s text:c="2"/>płci</text:p>
      <text:p text:style-name="Ćwicz2_20_-_20_steno">przt <text:s text:c="2"/>skln <text:s text:c="3"/>skrn <text:s text:c="2"/>skrw <text:s text:c="2"/>strw <text:s text:c="3"/>trw <text:s text:c="6"/>trzc <text:s text:c="7"/>trzm <text:s text:c="2"/>trzn <text:s text:c="2"/>trzp</text:p>
      <text:h text:style-name="Heading_20_4" text:outline-level="4">Konbinacje lewostronne kończące się na RZ</text:h>
      <text:p text:style-name="Text_20_body">Kombinacje spółgłosek kończące się literami <text:span text:style-name="T1">RZ</text:span> będą traktowane jako <text:span text:style-name="T1">R</text:span>, co oznacza, że będziesz używać tylko <text:span text:style-name="T1">R</text:span>. I nie zapomnij wpisać klawisza I zamiast kombinacji <text:span text:style-name="T1">Y</text:span> po <text:span text:style-name="T1">RZ</text:span>! Aby odróżnić wszelkie możliwe słowa lub części słowa, które byłyby pisane podobnie, dodaj * do opcji z <text:span text:style-name="T1">R</text:span>. Przykład: Część słowa „<text:span text:style-name="T1">krak</text:span>” to <text:span text:style-name="T5">KR*AK</text:span>. Część słowna „<text:span text:style-name="T1">krzak</text:span>” to <text:span text:style-name="T5">KRAK</text:span>.</text:p>
      <text:p text:style-name="Text_20_body"/>
      <text:p text:style-name="P59"/>
      <table:table table:name="Tabela5" table:style-name="Tabela5">
        <table:table-column table:style-name="Tabela5.A"/>
        <table:table-column table:style-name="Tabela5.B" table:number-columns-repeated="2"/>
        <table:table-row table:style-name="Tabela5.1">
          <table:table-cell table:style-name="Tabela5.A1" office:value-type="string">
            <text:p text:style-name="P28">Grupa</text:p>
          </table:table-cell>
          <table:table-cell table:style-name="Tabela5.A1" office:value-type="string">
            <text:p text:style-name="P16">Klawisze</text:p>
          </table:table-cell>
          <table:table-cell table:style-name="Tabela5.A1" office:value-type="string">
            <text:p text:style-name="P28">Przykłady</text:p>
          </table:table-cell>
        </table:table-row>
        <table:table-row table:style-name="Tabela5.1">
          <table:table-cell table:style-name="Tabela5.A2" office:value-type="string">
            <text:p text:style-name="P33">b<text:span text:style-name="T52">rz</text:span></text:p>
          </table:table-cell>
          <table:table-cell table:style-name="Tabela5.A2" office:value-type="string">
            <text:p text:style-name="P43">P<text:span text:style-name="T52">R</text:span>J</text:p>
          </table:table-cell>
          <table:table-cell table:style-name="Tabela5.A2" office:value-type="string">
            <text:p text:style-name="P37">brzeg, brzydnąć</text:p>
          </table:table-cell>
        </table:table-row>
        <table:table-row table:style-name="Tabela5.1">
          <table:table-cell table:style-name="Tabela5.A2" office:value-type="string">
            <text:p text:style-name="P33">c<text:span text:style-name="T52">hrz</text:span></text:p>
          </table:table-cell>
          <table:table-cell table:style-name="Tabela5.A2" office:value-type="string">
            <text:p text:style-name="P46">KTR</text:p>
          </table:table-cell>
          <table:table-cell table:style-name="Tabela5.A2" office:value-type="string">
            <text:p text:style-name="P37">chrzest, chrzan</text:p>
          </table:table-cell>
        </table:table-row>
        <table:table-row table:style-name="Tabela5.1">
          <table:table-cell table:style-name="Tabela5.A2" office:value-type="string">
            <text:p text:style-name="P37">drz</text:p>
          </table:table-cell>
          <table:table-cell table:style-name="Tabela5.A2" office:value-type="string">
            <text:p text:style-name="P46">TRJ</text:p>
          </table:table-cell>
          <table:table-cell table:style-name="Tabela5.A2" office:value-type="string">
            <text:p text:style-name="P37">drzemać, drzew</text:p>
          </table:table-cell>
        </table:table-row>
        <table:table-row table:style-name="Tabela5.1">
          <table:table-cell table:style-name="Tabela5.A2" office:value-type="string">
            <text:p text:style-name="P37">grz</text:p>
          </table:table-cell>
          <table:table-cell table:style-name="Tabela5.A2" office:value-type="string">
            <text:p text:style-name="P46">KRJ</text:p>
          </table:table-cell>
          <table:table-cell table:style-name="Tabela5.A2" office:value-type="string">
            <text:p text:style-name="P37">grzech, grzyb</text:p>
          </table:table-cell>
        </table:table-row>
        <table:table-row table:style-name="Tabela5.1">
          <table:table-cell table:style-name="Tabela5.A2" office:value-type="string">
            <text:p text:style-name="P37">krz</text:p>
          </table:table-cell>
          <table:table-cell table:style-name="Tabela5.A2" office:value-type="string">
            <text:p text:style-name="P46">KR</text:p>
          </table:table-cell>
          <table:table-cell table:style-name="Tabela5.A2" office:value-type="string">
            <text:p text:style-name="P37">krzyk, krzak</text:p>
          </table:table-cell>
        </table:table-row>
        <table:table-row table:style-name="Tabela5.1">
          <table:table-cell table:style-name="Tabela5.A2" office:value-type="string">
            <text:p text:style-name="P37">mrz</text:p>
          </table:table-cell>
          <table:table-cell table:style-name="Tabela5.A2" office:value-type="string">
            <text:p text:style-name="P46">KPR</text:p>
          </table:table-cell>
          <table:table-cell table:style-name="Tabela5.A2" office:value-type="string">
            <text:p text:style-name="P37">mrzeć, mrzyk</text:p>
          </table:table-cell>
        </table:table-row>
        <table:table-row table:style-name="Tabela5.1">
          <table:table-cell table:style-name="Tabela5.A2" office:value-type="string">
            <text:p text:style-name="P37">prz</text:p>
          </table:table-cell>
          <table:table-cell table:style-name="Tabela5.A2" office:value-type="string">
            <text:p text:style-name="P46">PR</text:p>
          </table:table-cell>
          <table:table-cell table:style-name="Tabela5.A2" office:value-type="string">
            <text:p text:style-name="P37">przy, przaśny</text:p>
          </table:table-cell>
        </table:table-row>
        <table:table-row table:style-name="Tabela5.1">
          <table:table-cell table:style-name="Tabela5.A2" office:value-type="string">
            <text:p text:style-name="P37">trz</text:p>
          </table:table-cell>
          <table:table-cell table:style-name="Tabela5.A2" office:value-type="string">
            <text:p text:style-name="P46">TR</text:p>
          </table:table-cell>
          <table:table-cell table:style-name="Tabela5.A2" office:value-type="string">
            <text:p text:style-name="P37">trzy, trzepot</text:p>
          </table:table-cell>
        </table:table-row>
        <table:table-row table:style-name="Tabela5.1">
          <table:table-cell table:style-name="Tabela5.A2" office:value-type="string">
            <text:p text:style-name="P37">wrz</text:p>
          </table:table-cell>
          <table:table-cell table:style-name="Tabela5.A2" office:value-type="string">
            <text:p text:style-name="P46">VR</text:p>
          </table:table-cell>
          <table:table-cell table:style-name="Tabela5.A2" office:value-type="string">
            <text:p text:style-name="P37">wrzut, wrzód</text:p>
          </table:table-cell>
        </table:table-row>
        <table:table-row table:style-name="Tabela5.1">
          <table:table-cell table:style-name="Tabela5.A2" office:value-type="string">
            <text:p text:style-name="P37">zrz</text:p>
          </table:table-cell>
          <table:table-cell table:style-name="Tabela5.A2" office:value-type="string">
            <text:p text:style-name="P46">ZR</text:p>
          </table:table-cell>
          <table:table-cell table:style-name="Tabela5.A2" office:value-type="string">
            <text:p text:style-name="P37">zrzez, zrządzać</text:p>
          </table:table-cell>
        </table:table-row>
      </table:table>
      <text:p text:style-name="Text_20_body"/>
      <text:p text:style-name="Text_20_body"/>
      <text:h text:style-name="P5" text:outline-level="4">Ćwiczenie nr 2<text:span text:style-name="T53">3</text:span>.</text:h>
      <text:p text:style-name="P60"><text:span text:style-name="T34">Napiszcie akordami podane wyrazy. </text:span>W razie potrzeby podziel<text:span text:style-name="T33">cie</text:span> <text:span text:style-name="T34">je </text:span>na <text:span text:style-name="T34">rdzeń (część wyrazową)</text:span> i <text:span text:style-name="T33">sufiks</text:span>. <text:span text:style-name="T34">Dzieląc słowa na akordy </text:span>pisz<text:span text:style-name="T34">cie</text:span> <text:span text:style-name="T53">małpę/znak "at"</text:span> ( <text:span text:style-name="T4">@</text:span> ) między każdym akordem. <text:span text:style-name="T53">Małpę koduje się</text:span> jako <text:span text:style-name="T8">PVLR-CRLB</text:span>.</text:p>
      <text:p text:style-name="P60"/>
      <text:p text:style-name="Ćwicz2_20_-_20_steno">brzeg <text:span text:style-name="T55"><text:s text:c="8"/></text:span>brzydnąć <text:span text:style-name="T55"><text:s text:c="3"/></text:span>krwi <text:s/><text:span text:style-name="T55"><text:s text:c="8"/></text:span>chrzest <text:span text:style-name="T55"><text:s text:c="4"/></text:span>chrzan</text:p>
      <text:p text:style-name="Ćwicz2_20_-_20_steno">drzemać <text:s/><text:span text:style-name="T55"><text:s/></text:span>przez <text:span text:style-name="T55"><text:s text:c="10"/></text:span>drzewo <text:span text:style-name="T55"><text:s text:c="4"/></text:span>grzech <text:span text:style-name="T55"><text:s text:c="4"/></text:span>drgnąć</text:p>
      <text:p text:style-name="Ćwicz2_20_-_20_steno">krzyk <text:span text:style-name="T55"><text:s text:c="8"/></text:span>brzyć <text:span text:style-name="T55"><text:s text:c="10"/></text:span>krzak <text:span text:style-name="T55"><text:s text:c="7"/></text:span>trzech <text:span text:style-name="T55"><text:s text:c="5"/></text:span>mrzeć</text:p>
      <text:p text:style-name="Ćwicz2_20_-_20_steno">mrzyk <text:span text:style-name="T55"><text:s text:c="6"/></text:span>przy <text:s/><text:span text:style-name="T55"><text:s text:c="12"/></text:span>przaśnik <text:span text:style-name="T55"><text:s text:c="2"/></text:span><text:s/>krzepa <text:span text:style-name="T55"><text:s text:c="4"/></text:span>trzy</text:p>
      <text:p text:style-name="Ćwicz2_20_-_20_steno">trzepot <text:span text:style-name="T55"><text:s text:c="4"/></text:span>trwać <text:span text:style-name="T55"><text:s text:c="10"/></text:span>drzwi <text:span text:style-name="T55"><text:s text:c="7"/></text:span>wrzut <text:span text:style-name="T55"><text:s text:c="8"/></text:span>wrzód</text:p>
      <text:p text:style-name="Ćwicz2_20_-_20_steno">zrzez <text:span text:style-name="T55"><text:s text:c="7"/></text:span>zrządzać <text:s/><text:span text:style-name="T55"><text:s text:c="4"/></text:span>przed <text:span text:style-name="T55"><text:s text:c="6"/></text:span>trwonić <text:span text:style-name="T55"><text:s/></text:span><text:s/><text:span text:style-name="T55"><text:s text:c="2"/></text:span>brzask</text:p>
      <text:h text:style-name="P2" text:outline-level="2">Lekcja 20</text:h>
      <text:h text:style-name="Heading_20_3" text:outline-level="3">Kombinacje lewostronne kończące się na N, P oraz B</text:h>
      <text:p text:style-name="P61">Najpierw musimy omówić grupy spółgłoskowe kończące się na <text:span text:style-name="T1">N</text:span>, zanim przejdziemy do tych z <text:span text:style-name="T1">P</text:span> oraz <text:span text:style-name="T1">B</text:span>. W tej lekcji pojawią się pierwsze kombinacje, w których litery pojawiają się w odwrotnej kolejności niż ich odczyt.</text:p>
      <text:p text:style-name="Ramka-steno-ważne">Za każdym razem, gdy kombinacja spółgłosek pojawia się <text:span text:style-name="T56">niezgodnie z </text:span><text:span text:style-name="T16">porządkiem steno</text:span>, <text:span text:style-name="T56">należy </text:span>doda<text:span text:style-name="T56">ć</text:span> gwiazdkę (<text:span text:style-name="T5">*</text:span>), aby wskazać odwrócenie.<text:line-break/>Pamiętaj<text:span text:style-name="T56">cie</text:span> też, że wyjątkowe kombinacje spółgłosek są zaznaczone na <text:span text:style-name="T31">czerwono</text:span>.</text:p>
      <text:p text:style-name="P62">Nie ma powodu wprowadzać rozróżnienia pomiędzy N oraz Ń, lub pomiędzy S oraz Ś.</text:p>
      <text:p text:style-name="P62"/>
      <text:p text:style-name="P62"/>
      <table:table table:name="Tabela6" table:style-name="Tabela6">
        <table:table-column table:style-name="Tabela6.A"/>
        <table:table-column table:style-name="Tabela6.B" table:number-columns-repeated="2"/>
        <table:table-row table:style-name="Tabela6.1">
          <table:table-cell table:style-name="Tabela6.A1" office:value-type="string">
            <text:p text:style-name="P29">Grupa</text:p>
          </table:table-cell>
          <table:table-cell table:style-name="Tabela6.A1" office:value-type="string">
            <text:p text:style-name="P17">Klawisze</text:p>
          </table:table-cell>
          <table:table-cell table:style-name="Tabela6.A1" office:value-type="string">
            <text:p text:style-name="P29">Przykłady</text:p>
          </table:table-cell>
        </table:table-row>
        <table:table-row table:style-name="Tabela6.1">
          <table:table-cell table:style-name="Tabela6.A2" office:value-type="string">
            <text:p text:style-name="P34">b<text:span text:style-name="T57">n</text:span></text:p>
          </table:table-cell>
          <table:table-cell table:style-name="Tabela6.A2" office:value-type="string">
            <text:p text:style-name="P21">P<text:span text:style-name="T57">LRJ</text:span></text:p>
          </table:table-cell>
          <table:table-cell table:style-name="Tabela6.A2" office:value-type="string">
            <text:p text:style-name="P39">bniec</text:p>
          </table:table-cell>
        </table:table-row>
        <table:table-row table:style-name="Tabela6.1">
          <table:table-cell table:style-name="Tabela6.A2" office:value-type="string">
            <text:p text:style-name="P34">c<text:span text:style-name="T57">n</text:span></text:p>
          </table:table-cell>
          <table:table-cell table:style-name="Tabela6.A2" office:value-type="string">
            <text:p text:style-name="P23">ZSLR</text:p>
          </table:table-cell>
          <table:table-cell table:style-name="Tabela6.A2" office:value-type="string">
            <text:p text:style-name="P39">cnota, cnić</text:p>
          </table:table-cell>
        </table:table-row>
        <table:table-row table:style-name="Tabela6.1">
          <table:table-cell table:style-name="Tabela6.A2" office:value-type="string">
            <text:p text:style-name="P38">chn</text:p>
          </table:table-cell>
          <table:table-cell table:style-name="Tabela6.A2" office:value-type="string">
            <text:p text:style-name="P23">KTLR</text:p>
          </table:table-cell>
          <table:table-cell table:style-name="Tabela6.A2" office:value-type="string">
            <text:p text:style-name="P39">chna</text:p>
          </table:table-cell>
        </table:table-row>
        <table:table-row table:style-name="Tabela6.1">
          <table:table-cell table:style-name="Tabela6.A2" office:value-type="string">
            <text:p text:style-name="P38">czn</text:p>
          </table:table-cell>
          <table:table-cell table:style-name="Tabela6.A2" office:value-type="string">
            <text:p text:style-name="P23">PVLR</text:p>
          </table:table-cell>
          <table:table-cell table:style-name="Tabela6.A2" office:value-type="string">
            <text:p text:style-name="P39">czniać</text:p>
          </table:table-cell>
        </table:table-row>
        <table:table-row table:style-name="Tabela6.1">
          <table:table-cell table:style-name="Tabela6.A2" office:value-type="string">
            <text:p text:style-name="P38">dn</text:p>
          </table:table-cell>
          <table:table-cell table:style-name="Tabela6.A2" office:value-type="string">
            <text:p text:style-name="P23">TLRJ</text:p>
          </table:table-cell>
          <table:table-cell table:style-name="Tabela6.A2" office:value-type="string">
            <text:p text:style-name="P39">dno, dnieć</text:p>
          </table:table-cell>
        </table:table-row>
        <table:table-row table:style-name="Tabela6.1">
          <table:table-cell table:style-name="Tabela6.A2" office:value-type="string">
            <text:p text:style-name="P38">gn</text:p>
          </table:table-cell>
          <table:table-cell table:style-name="Tabela6.A2" office:value-type="string">
            <text:p text:style-name="P23">KLRJ</text:p>
          </table:table-cell>
          <table:table-cell table:style-name="Tabela6.A2" office:value-type="string">
            <text:p text:style-name="P39">gnać, gnębić</text:p>
          </table:table-cell>
        </table:table-row>
        <table:table-row table:style-name="Tabela6.1">
          <table:table-cell table:style-name="Tabela6.A2" office:value-type="string">
            <text:p text:style-name="P38">hn</text:p>
          </table:table-cell>
          <table:table-cell table:style-name="Tabela6.A2" office:value-type="string">
            <text:p text:style-name="P23">KTLRJ</text:p>
          </table:table-cell>
          <table:table-cell table:style-name="Tabela6.A2" office:value-type="string">
            <text:p text:style-name="P39">hnilica</text:p>
          </table:table-cell>
        </table:table-row>
        <table:table-row table:style-name="Tabela6.1">
          <table:table-cell table:style-name="Tabela6.A2" office:value-type="string">
            <text:p text:style-name="P38">kn</text:p>
          </table:table-cell>
          <table:table-cell table:style-name="Tabela6.A2" office:value-type="string">
            <text:p text:style-name="P23">KLR</text:p>
          </table:table-cell>
          <table:table-cell table:style-name="Tabela6.A2" office:value-type="string">
            <text:p text:style-name="P39">knaga, knebel</text:p>
          </table:table-cell>
        </table:table-row>
        <table:table-row table:style-name="Tabela6.1">
          <table:table-cell table:style-name="Tabela6.A2" office:value-type="string">
            <text:p text:style-name="P38">ln</text:p>
          </table:table-cell>
          <table:table-cell table:style-name="Tabela6.A2" office:value-type="string">
            <text:p text:style-name="P47">VLR</text:p>
          </table:table-cell>
          <table:table-cell table:style-name="Tabela6.A2" office:value-type="string">
            <text:p text:style-name="P39">lniany, lnisko</text:p>
          </table:table-cell>
        </table:table-row>
        <table:table-row table:style-name="Tabela6.1">
          <table:table-cell table:style-name="Tabela6.A2" office:value-type="string">
            <text:p text:style-name="P38">mn</text:p>
          </table:table-cell>
          <table:table-cell table:style-name="Tabela6.A2" office:value-type="string">
            <text:p text:style-name="P23">KPLR</text:p>
          </table:table-cell>
          <table:table-cell table:style-name="Tabela6.A2" office:value-type="string">
            <text:p text:style-name="P39">mniej, mnąc</text:p>
          </table:table-cell>
        </table:table-row>
        <table:table-row table:style-name="Tabela6.1">
          <table:table-cell table:style-name="Tabela6.A2" office:value-type="string">
            <text:p text:style-name="Table" text:cond-style-name="P38">pn</text:p>
          </table:table-cell>
          <table:table-cell table:style-name="Tabela6.A2" office:value-type="string">
            <text:p text:style-name="Table" text:cond-style-name="P23">PLR</text:p>
          </table:table-cell>
          <table:table-cell table:style-name="Tabela6.A2" office:value-type="string">
            <text:p text:style-name="Table" text:cond-style-name="P39">pnący, pniak</text:p>
          </table:table-cell>
        </table:table-row>
        <table:table-row table:style-name="Tabela6.1">
          <table:table-cell table:style-name="Tabela6.A2" office:value-type="string">
            <text:p text:style-name="Table" text:cond-style-name="P38">sn</text:p>
          </table:table-cell>
          <table:table-cell table:style-name="Tabela6.A2" office:value-type="string">
            <text:p text:style-name="Table" text:cond-style-name="P23">SLR</text:p>
          </table:table-cell>
          <table:table-cell table:style-name="Tabela6.A2" office:value-type="string">
            <text:p text:style-name="Table" text:cond-style-name="P39">snop, snuć</text:p>
          </table:table-cell>
        </table:table-row>
        <table:table-row table:style-name="Tabela6.1">
          <table:table-cell table:style-name="Tabela6.A2" office:value-type="string">
            <text:p text:style-name="Table" text:cond-style-name="P38">śn</text:p>
          </table:table-cell>
          <table:table-cell table:style-name="Tabela6.A2" office:value-type="string">
            <text:p text:style-name="Table" text:cond-style-name="P47">SLR</text:p>
          </table:table-cell>
          <table:table-cell table:style-name="Tabela6.A2" office:value-type="string">
            <text:p text:style-name="Table" text:cond-style-name="P39">śnieg, śnić</text:p>
          </table:table-cell>
        </table:table-row>
        <table:table-row table:style-name="Tabela6.1">
          <table:table-cell table:style-name="Tabela6.A2" office:value-type="string">
            <text:p text:style-name="Table" text:cond-style-name="P38">szn</text:p>
          </table:table-cell>
          <table:table-cell table:style-name="Tabela6.A2" office:value-type="string">
            <text:p text:style-name="P23">TPLR</text:p>
          </table:table-cell>
          <table:table-cell table:style-name="Tabela6.A2" office:value-type="string">
            <text:p text:style-name="Table" text:cond-style-name="P39">sznur, sznik</text:p>
          </table:table-cell>
        </table:table-row>
        <table:table-row table:style-name="Tabela6.1">
          <table:table-cell table:style-name="Tabela6.A2" office:value-type="string">
            <text:p text:style-name="Table" text:cond-style-name="P38">tn</text:p>
          </table:table-cell>
          <table:table-cell table:style-name="Tabela6.A2" office:value-type="string">
            <text:p text:style-name="P23">TLR</text:p>
          </table:table-cell>
          <table:table-cell table:style-name="Tabela6.A2" office:value-type="string">
            <text:p text:style-name="Table" text:cond-style-name="P39">tnący, tniak</text:p>
          </table:table-cell>
        </table:table-row>
        <table:table-row table:style-name="Tabela6.1">
          <table:table-cell table:style-name="Tabela6.A2" office:value-type="string">
            <text:p text:style-name="Table" text:cond-style-name="P38">wn</text:p>
          </table:table-cell>
          <table:table-cell table:style-name="Tabela6.A2" office:value-type="string">
            <text:p text:style-name="P23">VLR</text:p>
          </table:table-cell>
          <table:table-cell table:style-name="Tabela6.A2" office:value-type="string">
            <text:p text:style-name="Table" text:cond-style-name="P39">wnęk, wnosić</text:p>
          </table:table-cell>
        </table:table-row>
        <table:table-row table:style-name="Tabela6.1">
          <table:table-cell table:style-name="Tabela6.A2" office:value-type="string">
            <text:p text:style-name="Table" text:cond-style-name="P38">zn</text:p>
          </table:table-cell>
          <table:table-cell table:style-name="Tabela6.A2" office:value-type="string">
            <text:p text:style-name="P23">ZLR</text:p>
          </table:table-cell>
          <table:table-cell table:style-name="Tabela6.A2" office:value-type="string">
            <text:p text:style-name="Table" text:cond-style-name="P39">znać, znizać</text:p>
          </table:table-cell>
        </table:table-row>
        <table:table-row table:style-name="Tabela6.1">
          <table:table-cell table:style-name="Tabela6.A2" office:value-type="string">
            <text:p text:style-name="Table" text:cond-style-name="P38">żn</text:p>
          </table:table-cell>
          <table:table-cell table:style-name="Tabela6.A2" office:value-type="string">
            <text:p text:style-name="P23">TPLRJ</text:p>
          </table:table-cell>
          <table:table-cell table:style-name="Tabela6.A2" office:value-type="string">
            <text:p text:style-name="Table" text:cond-style-name="P39">żniwo, żniej</text:p>
          </table:table-cell>
        </table:table-row>
      </table:table>
      <text:p text:style-name="Text_20_body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row table:style-name="Tabela7.1">
          <table:table-cell table:style-name="Tabela7.A1" table:number-columns-spanned="4" office:value-type="string">
            <text:p text:style-name="P11">Skróty - znaczniki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0">ja</text:p>
          </table:table-cell>
          <table:table-cell table:style-name="Tabela7.B2" office:value-type="string">
            <text:p text:style-name="P10">JA</text:p>
          </table:table-cell>
          <table:table-cell table:style-name="Tabela7.B2" office:value-type="string">
            <text:p text:style-name="P10">my</text:p>
          </table:table-cell>
          <table:table-cell table:style-name="Tabela7.D2" office:value-type="string">
            <text:p text:style-name="P12">KPY</text:p>
          </table:table-cell>
        </table:table-row>
        <table:table-row table:style-name="Tabela7.1">
          <table:table-cell table:style-name="Tabela7.A2" office:value-type="string">
            <text:p text:style-name="P10">mnie</text:p>
          </table:table-cell>
          <table:table-cell table:style-name="Tabela7.B2" office:value-type="string">
            <text:p text:style-name="P10">KPLRE</text:p>
          </table:table-cell>
          <table:table-cell table:style-name="Tabela7.B2" office:value-type="string">
            <text:p text:style-name="P10">nas</text:p>
          </table:table-cell>
          <table:table-cell table:style-name="Tabela7.D2" office:value-type="string">
            <text:p text:style-name="P10">LRAS</text:p>
          </table:table-cell>
        </table:table-row>
        <table:table-row table:style-name="Tabela7.1">
          <table:table-cell table:style-name="Tabela7.A2" office:value-type="string">
            <text:p text:style-name="P10">mi</text:p>
          </table:table-cell>
          <table:table-cell table:style-name="Tabela7.B2" office:value-type="string">
            <text:p text:style-name="P10">KPI</text:p>
          </table:table-cell>
          <table:table-cell table:style-name="Tabela7.B2" office:value-type="string">
            <text:p text:style-name="P10">nam</text:p>
          </table:table-cell>
          <table:table-cell table:style-name="Tabela7.D2" office:value-type="string">
            <text:p text:style-name="P10">LRACS</text:p>
          </table:table-cell>
        </table:table-row>
        <table:table-row table:style-name="Tabela7.1">
          <table:table-cell table:style-name="Tabela7.A5" office:value-type="string">
            <text:p text:style-name="P10">mnią</text:p>
          </table:table-cell>
          <table:table-cell table:style-name="Tabela7.B5" office:value-type="string">
            <text:p text:style-name="P10">KPEIA</text:p>
          </table:table-cell>
          <table:table-cell table:style-name="Tabela7.B5" office:value-type="string">
            <text:p text:style-name="P10">nami</text:p>
          </table:table-cell>
          <table:table-cell table:style-name="Tabela7.D5" office:value-type="string">
            <text:p text:style-name="P12">LRACSY</text:p>
          </table:table-cell>
        </table:table-row>
      </table:table>
      <text:p text:style-name="Text_20_body"/>
      <text:h text:style-name="Heading_20_4" text:outline-level="4">Kombinacje lewostronne kończące się na P</text:h>
      <text:p text:style-name="P63"/>
      <table:table table:name="Tabela8" table:style-name="Tabela8"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30">Grupa</text:p>
          </table:table-cell>
          <table:table-cell table:style-name="Tabela8.A1" office:value-type="string">
            <text:p text:style-name="P18">Klawisze</text:p>
          </table:table-cell>
          <table:table-cell table:style-name="Tabela8.A1" office:value-type="string">
            <text:p text:style-name="P30">Przykłady</text:p>
          </table:table-cell>
        </table:table-row>
        <table:table-row table:style-name="Tabela8.1">
          <table:table-cell table:style-name="Tabela8.A2" office:value-type="string">
            <text:p text:style-name="P40">ćp</text:p>
          </table:table-cell>
          <table:table-cell table:style-name="Tabela8.A2" office:value-type="string">
            <text:p text:style-name="P48">TP*</text:p>
          </table:table-cell>
          <table:table-cell table:style-name="Tabela8.A2" office:value-type="string">
            <text:p text:style-name="P40">ćpać, ćpun</text:p>
          </table:table-cell>
        </table:table-row>
        <table:table-row table:style-name="Tabela8.1">
          <table:table-cell table:style-name="Tabela8.A2" office:value-type="string">
            <text:p text:style-name="P40">kp</text:p>
          </table:table-cell>
          <table:table-cell table:style-name="Tabela8.A2" office:value-type="string">
            <text:p text:style-name="P48">KP*</text:p>
          </table:table-cell>
          <table:table-cell table:style-name="Tabela8.A2" office:value-type="string">
            <text:p text:style-name="P40">kpić, kpina</text:p>
          </table:table-cell>
        </table:table-row>
        <table:table-row table:style-name="Tabela8.1">
          <table:table-cell table:style-name="Tabela8.A2" office:value-type="string">
            <text:p text:style-name="P40">sp</text:p>
          </table:table-cell>
          <table:table-cell table:style-name="Tabela8.A2" office:value-type="string">
            <text:p text:style-name="P24">SP</text:p>
          </table:table-cell>
          <table:table-cell table:style-name="Tabela8.A2" office:value-type="string">
            <text:p text:style-name="P40">spąg, spisz</text:p>
          </table:table-cell>
        </table:table-row>
        <table:table-row table:style-name="Tabela8.1">
          <table:table-cell table:style-name="Tabela8.A2" office:value-type="string">
            <text:p text:style-name="P40">śp</text:p>
          </table:table-cell>
          <table:table-cell table:style-name="Tabela8.A2" office:value-type="string">
            <text:p text:style-name="P48">SP</text:p>
          </table:table-cell>
          <table:table-cell table:style-name="Tabela8.A2" office:value-type="string">
            <text:p text:style-name="P40">śpiewać, śpioch</text:p>
          </table:table-cell>
        </table:table-row>
        <table:table-row table:style-name="Tabela8.1">
          <table:table-cell table:style-name="Tabela8.A2" office:value-type="string">
            <text:p text:style-name="P40">szp</text:p>
          </table:table-cell>
          <table:table-cell table:style-name="Tabela8.A2" office:value-type="string">
            <text:p text:style-name="P48">ZSP</text:p>
          </table:table-cell>
          <table:table-cell table:style-name="Tabela8.A2" office:value-type="string">
            <text:p text:style-name="P40">szpagat, szpica</text:p>
          </table:table-cell>
        </table:table-row>
        <table:table-row table:style-name="Tabela8.1">
          <table:table-cell table:style-name="Tabela8.A2" office:value-type="string">
            <text:p text:style-name="P40">wp</text:p>
          </table:table-cell>
          <table:table-cell table:style-name="Tabela8.A2" office:value-type="string">
            <text:p text:style-name="P24">FP</text:p>
          </table:table-cell>
          <table:table-cell table:style-name="Tabela8.A2" office:value-type="string">
            <text:p text:style-name="P40">wpół, wpis</text:p>
          </table:table-cell>
        </table:table-row>
      </table:table>
      <text:p text:style-name="Text_20_body"/>
      <text:h text:style-name="Heading_20_4" text:outline-level="4">Kombinacje lewostronne kończące się na B</text:h>
      <text:p text:style-name="P63"/>
      <table:table table:name="Tabela9" table:style-name="Tabela9"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30">Grupa</text:p>
          </table:table-cell>
          <table:table-cell table:style-name="Tabela9.A1" office:value-type="string">
            <text:p text:style-name="P18">Klawisze</text:p>
          </table:table-cell>
          <table:table-cell table:style-name="Tabela9.A1" office:value-type="string">
            <text:p text:style-name="P30">Przykłady</text:p>
          </table:table-cell>
        </table:table-row>
        <table:table-row table:style-name="Tabela9.1">
          <table:table-cell table:style-name="Tabela9.A2" office:value-type="string">
            <text:p text:style-name="P40">db</text:p>
          </table:table-cell>
          <table:table-cell table:style-name="Tabela9.A2" office:value-type="string">
            <text:p text:style-name="P24">TPJ</text:p>
          </table:table-cell>
          <table:table-cell table:style-name="Tabela9.A2" office:value-type="string">
            <text:p text:style-name="P40">dbać, dbały</text:p>
          </table:table-cell>
        </table:table-row>
        <table:table-row table:style-name="Tabela9.1">
          <table:table-cell table:style-name="Tabela9.A2" office:value-type="string">
            <text:p text:style-name="P40">dzb</text:p>
          </table:table-cell>
          <table:table-cell table:style-name="Tabela9.A2" office:value-type="string">
            <text:p text:style-name="P24">ZSP</text:p>
          </table:table-cell>
          <table:table-cell table:style-name="Tabela9.A2" office:value-type="string">
            <text:p text:style-name="P40">dzban</text:p>
          </table:table-cell>
        </table:table-row>
        <table:table-row table:style-name="Tabela9.1">
          <table:table-cell table:style-name="Tabela9.A2" office:value-type="string">
            <text:p text:style-name="P40">gb</text:p>
          </table:table-cell>
          <table:table-cell table:style-name="Tabela9.A2" office:value-type="string">
            <text:p text:style-name="P24">KPJ</text:p>
          </table:table-cell>
          <table:table-cell table:style-name="Tabela9.A2" office:value-type="string">
            <text:p text:style-name="P40">gburek</text:p>
          </table:table-cell>
        </table:table-row>
        <table:table-row table:style-name="Tabela9.1">
          <table:table-cell table:style-name="Tabela9.A2" office:value-type="string">
            <text:p text:style-name="P40">mb</text:p>
          </table:table-cell>
          <table:table-cell table:style-name="Tabela9.A2" office:value-type="string">
            <text:p text:style-name="P48">KPJ*</text:p>
          </table:table-cell>
          <table:table-cell table:style-name="Tabela9.A2" office:value-type="string">
            <text:p text:style-name="P40">mbira</text:p>
          </table:table-cell>
        </table:table-row>
        <table:table-row table:style-name="Tabela9.1">
          <table:table-cell table:style-name="Tabela9.A2" office:value-type="string">
            <text:p text:style-name="P40">tb</text:p>
          </table:table-cell>
          <table:table-cell table:style-name="Tabela9.A2" office:value-type="string">
            <text:p text:style-name="P48">TPJ*</text:p>
          </table:table-cell>
          <table:table-cell table:style-name="Tabela9.A2" office:value-type="string">
            <text:p text:style-name="P40">Tbilisi</text:p>
          </table:table-cell>
        </table:table-row>
        <table:table-row table:style-name="Tabela9.1">
          <table:table-cell table:style-name="Tabela9.A2" office:value-type="string">
            <text:p text:style-name="P40">wb</text:p>
          </table:table-cell>
          <table:table-cell table:style-name="Tabela9.A2" office:value-type="string">
            <text:p text:style-name="P24">FPJ</text:p>
          </table:table-cell>
          <table:table-cell table:style-name="Tabela9.A2" office:value-type="string">
            <text:p text:style-name="P40">wbijać, wbić</text:p>
          </table:table-cell>
        </table:table-row>
        <table:table-row table:style-name="Tabela9.1">
          <table:table-cell table:style-name="Tabela9.A2" office:value-type="string">
            <text:p text:style-name="Table" text:cond-style-name="P40">zb</text:p>
          </table:table-cell>
          <table:table-cell table:style-name="Tabela9.A2" office:value-type="string">
            <text:p text:style-name="Table" text:cond-style-name="P24">ZPJ</text:p>
          </table:table-cell>
          <table:table-cell table:style-name="Tabela9.A2" office:value-type="string">
            <text:p text:style-name="Table" text:cond-style-name="P40">zbielić, zbocz</text:p>
          </table:table-cell>
        </table:table-row>
        <table:table-row table:style-name="Tabela9.1">
          <table:table-cell table:style-name="Tabela9.A2" office:value-type="string">
            <text:p text:style-name="P40">żb</text:p>
          </table:table-cell>
          <table:table-cell table:style-name="Tabela9.A2" office:value-type="string">
            <text:p text:style-name="P48">TPVJ</text:p>
          </table:table-cell>
          <table:table-cell table:style-name="Tabela9.A2" office:value-type="string">
            <text:p text:style-name="P40">żbik, żbiczek</text:p>
          </table:table-cell>
        </table:table-row>
      </table:table>
      <text:p text:style-name="Text_20_body"/>
      <text:p text:style-name="P63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adornments="Książkowa" style:font-family-generic="swiss" style:font-pitch="variable"/>
    <style:font-face style:name="DejaVu Sans Condensed1" svg:font-family="'DejaVu Sans Condensed'" style:font-adornments="Pogrubiona" style:font-family-generic="swiss" style:font-pitch="variable"/>
    <style:font-face style:name="Liberation Sans" svg:font-family="'Liberation Sans'" style:font-adornments="Pogrubiona kursywa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adornments="Pogrubiona" style:font-family-generic="modern" style:font-pitch="variable"/>
    <style:font-face style:name="TeX Gyre Adventor1" svg:font-family="'TeX Gyre Adventor'" style:font-adornments="Regularna" style:font-family-generic="modern" style:font-pitch="variable"/>
    <style:font-face style:name="TeXGyreCursor" svg:font-family="TeXGyreCursor" style:font-adornments="Pogrubiona kursywa" style:font-family-generic="modern" style:font-pitch="fixed"/>
    <style:font-face style:name="TeXGyreHeros" svg:font-family="TeXGyreHeros" style:font-family-generic="modern" style:font-pitch="variable"/>
    <style:font-face style:name="TeXGyreHeros1" svg:font-family="TeXGyreHeros" style:font-adornments="Pogrubiona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text-properties style:font-name="TeX Gyre Adventor1" fo:font-family="'TeX Gyre Adventor'" style:font-style-name="Regularna" style:font-family-generic="moder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Condensed" fo:font-family="'DejaVu Sans Condensed'" style:font-style-name="Książkow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049cm" fo:margin-bottom="0.049cm" style:contextual-spacing="false" fo:line-height="150%" fo:text-indent="0.75cm" style:auto-text-indent="false"/>
      <style:text-properties fo:font-size="11pt"/>
    </style:style>
    <style:style style:name="Title" style:family="paragraph" style:parent-style-name="Heading" style:next-style-name="Text_20_body" style:class="chapter">
      <style:paragraph-properties fo:margin-top="2cm" fo:margin-bottom="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2cm" fo:margin-bottom="2cm" style:contextual-spacing="false" fo:text-align="center" style:justify-single-word="false"/>
      <style:text-properties fo:font-size="18pt" style:font-size-asian="18pt" style:font-size-complex="18pt"/>
    </style:style>
    <style:style style:name="Autor" style:family="paragraph" style:parent-style-name="Heading" style:next-style-name="Text_20_body">
      <style:paragraph-properties fo:margin-top="2cm" fo:margin-bottom="2cm" style:contextual-spacing="false" fo:text-align="center" style:justify-single-word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2cm" style:contextual-spacing="false" fo:text-align="center" style:justify-single-word="false" style:page-number="auto" fo:break-before="page" style:vertical-align="middle"/>
      <style:text-properties fo:font-size="130%" fo:font-weight="bold" style:font-size-asian="130%" style:font-weight-asian="bold" style:font-size-complex="130%" style:font-weight-complex="bold"/>
    </style:style>
    <style:style style:name="Tłumacz" style:family="paragraph" style:parent-style-name="Autor" style:next-style-name="Text_20_body">
      <style:paragraph-properties fo:margin-top="1cm" fo:margin-bottom="1cm" style:contextual-spacing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style:contextual-spacing="false" fo:text-align="end" style:justify-single-word="false" fo:orphans="3" fo:widows="3" style:page-number="auto" style:border-line-width-bottom="0.005cm 0.005cm 0.005cm" fo:padding="0.049cm" fo:border-left="none" fo:border-right="none" fo:border-top="none" fo:border-bottom="0.45pt double #3333ff"/>
      <style:text-properties fo:color="#3333ff" loext:opacity="100%" fo:font-size="115%" fo:font-style="italic" style:text-underline-style="none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margin-top="0.499cm" fo:margin-bottom="0.199cm" style:contextual-spacing="false" fo:line-height="115%" text:number-lines="false" text:line-number="0"/>
      <style:text-properties style:font-name="Liberation Sans" fo:font-family="'Liberation Sans'" style:font-style-name="Pogrubiona kursywa" style:font-family-generic="swiss" style:font-pitch="variable" fo:font-size="12pt" fo:font-style="italic" fo:font-weight="bold" style:font-size-asian="10pt" style:font-style-asian="italic" style:font-size-complex="10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 fo:text-align="center" style:justify-single-word="false" fo:padding-left="0.101cm" fo:padding-right="0.101cm" fo:padding-top="0.499cm" fo:padding-bottom="0.499cm" fo:border-left="none" fo:border-right="none" fo:border-top="0.74pt solid #9933ff" fo:border-bottom="0.74pt solid #9933ff"/>
      <style:text-properties fo:color="#9933ff" loext:opacity="100%" style:font-name="DejaVu Sans Condensed1" fo:font-family="'DejaVu Sans Condensed'" style:font-style-name="Pogrubiona" style:font-family-generic="swiss" style:font-pitch="variable" fo:font-size="101%" fo:font-style="italic" fo:font-weight="normal" style:font-size-asian="101%" style:font-weight-asian="bold" style:font-size-complex="101%" style:font-weight-complex="bold"/>
    </style:style>
    <style:style style:name="Dedykacja" style:family="paragraph" style:parent-style-name="Text_20_body" style:next-style-name="Text_20_body">
      <style:paragraph-properties fo:margin-top="1cm" fo:margin-bottom="1cm" style:contextual-spacing="false" fo:text-align="center" style:justify-single-word="false"/>
      <style:text-properties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Ćwiczenie_20_-_20_steno" style:display-name="Ćwiczenie - steno" style:family="paragraph" style:parent-style-name="Text_20_body" style:next-style-name="Text_20_body" style:master-page-name="">
      <style:paragraph-properties fo:margin-left="0cm" fo:margin-right="0cm" fo:margin-top="0cm" fo:margin-bottom="0.3cm" style:contextual-spacing="false" fo:line-height="115%" fo:text-indent="0cm" style:auto-text-indent="false" style:page-number="auto"/>
      <style:text-properties fo:color="#6600cc" loext:opacity="100%" style:font-name="TeXGyreCursor" fo:font-family="TeXGyreCursor" style:font-style-name="Pogrubiona kursywa" style:font-family-generic="modern" style:font-pitch="fixed" fo:font-size="145%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9933ff" loext:opacity="100%" fo:font-size="95%" fo:font-style="italic" style:text-underline-style="none" fo:font-weight="bold" style:font-size-asian="95%" style:font-style-asian="italic" style:font-weight-asian="bold" style:font-size-complex="95%" style:font-style-complex="italic" style:font-weight-complex="bold"/>
    </style:style>
    <style:style style:name="Ramka-steno-ważne" style:family="paragraph" style:parent-style-name="Text_20_body" style:next-style-name="Text_20_body">
      <style:paragraph-properties fo:margin-left="0cm" fo:margin-right="0cm" fo:margin-top="0.101cm" fo:margin-bottom="0.101cm" style:contextual-spacing="false" fo:line-height="150%" fo:text-indent="0cm" style:auto-text-indent="false" fo:padding="0.101cm" fo:border="0.74pt solid #cc66ff"/>
      <style:text-properties officeooo:rsid="000f2b39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fo:color="#666666" loext:opacity="100%" fo:font-size="11pt"/>
    </style:style>
    <style:style style:name="Ćwicz2_20_-_20_steno" style:display-name="Ćwicz2 - steno" style:family="paragraph" style:parent-style-name="Ćwiczenie_20_-_20_steno" style:next-style-name="Text_20_body">
      <style:paragraph-properties fo:margin-top="0.101cm" fo:margin-bottom="0.101cm" style:contextual-spacing="false"/>
      <style:text-properties style:use-window-font-color="true" loext:opacity="0%" style:font-name="TeX Gyre Adventor" fo:font-family="'TeX Gyre Adventor'" style:font-style-name="Pogrubiona" style:font-family-generic="modern" style:font-pitch="variable" fo:font-size="85%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Ćwicz3_20_-_20_steno" style:display-name="Ćwicz3 - steno" style:family="paragraph" style:parent-style-name="Ćwiczenie_20_-_20_steno" style:next-style-name="Text_20_body">
      <style:text-properties style:font-name="TeXGyreHeros1" fo:font-family="TeXGyreHeros" style:font-style-name="Pogrubiona" style:font-family-generic="modern" style:font-pitch="variable" fo:font-size="120%" style:font-size-asian="22pt" style:font-size-complex="22pt"/>
    </style:style>
    <style:style style:name="Ćwicz4_20_-_20_steno" style:display-name="Ćwicz4 - steno" style:family="paragraph" style:parent-style-name="Ćwiczenie_20_-_20_steno" style:next-style-name="Text_20_body">
      <style:paragraph-properties fo:margin-top="0cm" fo:margin-bottom="0cm" style:contextual-spacing="false"/>
      <style:text-properties style:use-window-font-color="true" loext:opacity="0%" style:font-name="TeXGyreHeros" fo:font-family="TeXGyreHeros" style:font-family-generic="modern" style:font-pitch="variable" fo:font-size="108%" fo:font-weight="bold" style:font-size-asian="12pt" style:font-weight-asian="bold" style:font-size-complex="12pt" style:font-weight-complex="bold"/>
    </style:style>
    <style:style style:name="Tabela1_20_-_20_steno" style:display-name="Tabela1 - steno" style:family="paragraph" style:parent-style-name="Ćwicz4_20_-_20_steno" style:next-style-name="Text_20_body">
      <loext:graphic-properties draw:fill="none" draw:fill-color="#99ffff"/>
      <style:paragraph-properties fo:line-height="100%" fo:background-color="transparent" fo:padding="0.049cm" fo:border="none">
        <style:tab-stops/>
      </style:paragraph-properties>
      <style:text-properties fo:font-size="80%"/>
      <style:map style:condition="table()" style:apply-style-name="T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amka-steno-info" style:family="paragraph" style:parent-style-name="Ramka-steno-ważne" style:next-style-name="Text_20_body">
      <style:paragraph-properties fo:margin-top="0cm" fo:margin-bottom="0cm" style:contextual-spacing="false" fo:text-align="center" style:justify-single-word="false" fo:padding="0.101cm" fo:border="0.99pt solid #b2b2b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b145f" officeooo:paragraph-rsid="003b145f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17T14:02:28.839000000</dc:date>
    <meta:editing-duration>PT1H56M52S</meta:editing-duration>
    <meta:editing-cycles>15</meta:editing-cycles>
    <meta:generator>LibreOffice/7.4.0.3$Windows_X86_64 LibreOffice_project/f85e47c08ddd19c015c0114a68350214f7066f5a</meta:generator>
    <dc:title>Zachodniosłowiańska stenografia maszynowa</dc:title>
    <meta:keyword>stenotypia</meta:keyword>
    <meta:keyword>stenografia</meta:keyword>
    <meta:keyword>stenography</meta:keyword>
    <meta:keyword>ploversteno</meta:keyword>
    <meta:keyword>opensteno</meta:keyword>
    <dc:subject>Kurs błyskawicznego wprowadzania tekstu z wykorzystaniem stenografii maszynowej (wypis i tłumaczenie polskie)</dc:subject>
    <meta:document-statistic meta:table-count="9" meta:image-count="0" meta:object-count="0" meta:page-count="12" meta:paragraph-count="416" meta:word-count="1911" meta:character-count="11942" meta:non-whitespace-character-count="10052"/>
    <meta:user-defined meta:name="Autor">Priscilla Trillo</meta:user-defined>
    <meta:user-defined meta:name="E-mail">flamenco108@stenografia.pl</meta:user-defined>
    <meta:user-defined meta:name="Tłumaczenie">Krzysztof Smirnow</meta:user-defined>
  </office:meta>
</office:document-meta>
</file>